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Text_20_body">
      <style:text-properties officeooo:rsid="004061d3" officeooo:paragraph-rsid="004061d3"/>
    </style:style>
    <style:style style:name="P20" style:family="paragraph" style:parent-style-name="Text_20_body">
      <style:text-properties officeooo:rsid="0041a9c5" officeooo:paragraph-rsid="0041a9c5"/>
    </style:style>
    <style:style style:name="P21" style:family="paragraph" style:parent-style-name="Text_20_body">
      <style:text-properties officeooo:rsid="00427465" officeooo:paragraph-rsid="00427465"/>
    </style:style>
    <style:style style:name="P22" style:family="paragraph" style:parent-style-name="Text_20_body">
      <style:text-properties officeooo:paragraph-rsid="0046d10c"/>
    </style:style>
    <style:style style:name="P23" style:family="paragraph" style:parent-style-name="Text_20_body">
      <style:text-properties officeooo:rsid="00472ab0" officeooo:paragraph-rsid="00472ab0"/>
    </style:style>
    <style:style style:name="P24" style:family="paragraph" style:parent-style-name="Text_20_body">
      <style:text-properties officeooo:rsid="004926d0" officeooo:paragraph-rsid="004926d0"/>
    </style:style>
    <style:style style:name="P25" style:family="paragraph" style:parent-style-name="Text_20_body">
      <style:text-properties officeooo:rsid="0049e489" officeooo:paragraph-rsid="0049e489"/>
    </style:style>
    <style:style style:name="P26" style:family="paragraph" style:parent-style-name="Text_20_body">
      <style:text-properties officeooo:rsid="004ae739" officeooo:paragraph-rsid="004ae739"/>
    </style:style>
    <style:style style:name="P27" style:family="paragraph" style:parent-style-name="Text_20_body">
      <style:text-properties officeooo:rsid="004d07d9" officeooo:paragraph-rsid="004d07d9"/>
    </style:style>
    <style:style style:name="P28" style:family="paragraph" style:parent-style-name="Text_20_body">
      <style:text-properties officeooo:rsid="004e0abd" officeooo:paragraph-rsid="004e0abd"/>
    </style:style>
    <style:style style:name="P29" style:family="paragraph" style:parent-style-name="Text_20_body">
      <style:text-properties officeooo:rsid="004e1427" officeooo:paragraph-rsid="004e1427"/>
    </style:style>
    <style:style style:name="P30" style:family="paragraph" style:parent-style-name="Text_20_body">
      <style:text-properties officeooo:rsid="004fe7ba" officeooo:paragraph-rsid="004fe7ba"/>
    </style:style>
    <style:style style:name="P31" style:family="paragraph" style:parent-style-name="Text_20_body">
      <style:text-properties officeooo:rsid="00451e8b" officeooo:paragraph-rsid="0046d10c"/>
    </style:style>
    <style:style style:name="P32" style:family="paragraph" style:parent-style-name="Text_20_body">
      <style:text-properties officeooo:rsid="0051abab" officeooo:paragraph-rsid="0051abab"/>
    </style:style>
    <style:style style:name="P33" style:family="paragraph" style:parent-style-name="Text_20_body">
      <style:text-properties officeooo:rsid="0052641a" officeooo:paragraph-rsid="0052641a"/>
    </style:style>
    <style:style style:name="P34" style:family="paragraph" style:parent-style-name="Text_20_body">
      <style:text-properties officeooo:rsid="0052641a" officeooo:paragraph-rsid="00570547"/>
    </style:style>
    <style:style style:name="P35" style:family="paragraph" style:parent-style-name="Text_20_body">
      <style:text-properties officeooo:rsid="00570547" officeooo:paragraph-rsid="00581676"/>
    </style:style>
    <style:style style:name="P36" style:family="paragraph" style:parent-style-name="Text_20_body">
      <style:text-properties officeooo:rsid="00570547" officeooo:paragraph-rsid="00570547"/>
    </style:style>
    <style:style style:name="P37" style:family="paragraph" style:parent-style-name="Text_20_body">
      <style:text-properties officeooo:rsid="0059357f" officeooo:paragraph-rsid="0059357f"/>
    </style:style>
    <style:style style:name="P38" style:family="paragraph" style:parent-style-name="Text_20_body">
      <style:text-properties officeooo:rsid="005ae8e9" officeooo:paragraph-rsid="005ae8e9"/>
    </style:style>
    <style:style style:name="P39" style:family="paragraph" style:parent-style-name="Text_20_body">
      <style:text-properties officeooo:rsid="00611c93" officeooo:paragraph-rsid="00611c93"/>
    </style:style>
    <style:style style:name="P40" style:family="paragraph" style:parent-style-name="Text_20_body">
      <style:text-properties officeooo:rsid="0065d7a9" officeooo:paragraph-rsid="00661158"/>
    </style:style>
    <style:style style:name="P41" style:family="paragraph" style:parent-style-name="Text_20_body">
      <style:text-properties officeooo:rsid="00669330" officeooo:paragraph-rsid="00669330"/>
    </style:style>
    <style:style style:name="P42" style:family="paragraph" style:parent-style-name="Text_20_body">
      <style:text-properties officeooo:rsid="00669330" officeooo:paragraph-rsid="00702191"/>
    </style:style>
    <style:style style:name="P43" style:family="paragraph" style:parent-style-name="Text_20_body">
      <style:text-properties officeooo:rsid="0069e7ee" officeooo:paragraph-rsid="0069e7ee"/>
    </style:style>
    <style:style style:name="P44" style:family="paragraph" style:parent-style-name="Text_20_body">
      <style:text-properties officeooo:paragraph-rsid="0069e7ee"/>
    </style:style>
    <style:style style:name="P45" style:family="paragraph" style:parent-style-name="Text_20_body">
      <style:text-properties officeooo:rsid="006c58dc" officeooo:paragraph-rsid="006c58dc"/>
    </style:style>
    <style:style style:name="P46" style:family="paragraph" style:parent-style-name="Text_20_body">
      <style:text-properties officeooo:rsid="006dff3f" officeooo:paragraph-rsid="006dff3f"/>
    </style:style>
    <style:style style:name="P47" style:family="paragraph" style:parent-style-name="Text_20_body">
      <style:text-properties officeooo:rsid="006f253d" officeooo:paragraph-rsid="006f253d"/>
    </style:style>
    <style:style style:name="P48" style:family="paragraph" style:parent-style-name="Text_20_body">
      <style:text-properties officeooo:rsid="00736505" officeooo:paragraph-rsid="00736505"/>
    </style:style>
    <style:style style:name="P49" style:family="paragraph" style:parent-style-name="Text_20_body">
      <style:text-properties officeooo:rsid="00765c17" officeooo:paragraph-rsid="00765c17"/>
    </style:style>
    <style:style style:name="P50" style:family="paragraph" style:parent-style-name="Text_20_body">
      <style:text-properties officeooo:rsid="0076d4ec" officeooo:paragraph-rsid="0076d4ec"/>
    </style:style>
    <style:style style:name="P51" style:family="paragraph" style:parent-style-name="Text_20_body">
      <style:text-properties officeooo:rsid="007aa3d3" officeooo:paragraph-rsid="007aa3d3"/>
    </style:style>
    <style:style style:name="P52" style:family="paragraph" style:parent-style-name="Text_20_body">
      <style:text-properties officeooo:rsid="007b3fb7" officeooo:paragraph-rsid="007b3fb7"/>
    </style:style>
    <style:style style:name="P53" style:family="paragraph" style:parent-style-name="Text_20_body">
      <style:text-properties officeooo:rsid="007b5488" officeooo:paragraph-rsid="007b5488"/>
    </style:style>
    <style:style style:name="P54" style:family="paragraph" style:parent-style-name="Text_20_body">
      <style:text-properties officeooo:rsid="007df608" officeooo:paragraph-rsid="007df608"/>
    </style:style>
    <style:style style:name="P55" style:family="paragraph" style:parent-style-name="Text_20_body">
      <style:text-properties officeooo:rsid="007f9dc4" officeooo:paragraph-rsid="007f9dc4"/>
    </style:style>
    <style:style style:name="P56" style:family="paragraph" style:parent-style-name="Text_20_body">
      <style:text-properties officeooo:rsid="007c10e1" officeooo:paragraph-rsid="007df608"/>
    </style:style>
    <style:style style:name="P57" style:family="paragraph" style:parent-style-name="Text_20_body">
      <style:text-properties officeooo:rsid="00827ffd" officeooo:paragraph-rsid="00858c9a"/>
    </style:style>
    <style:style style:name="P58" style:family="paragraph" style:parent-style-name="Text_20_body">
      <style:text-properties officeooo:rsid="00827ffd" officeooo:paragraph-rsid="0088f4ff"/>
    </style:style>
    <style:style style:name="P59" style:family="paragraph" style:parent-style-name="Text_20_body">
      <style:text-properties officeooo:rsid="0088f4ff" officeooo:paragraph-rsid="008a9b62"/>
    </style:style>
    <style:style style:name="P60" style:family="paragraph" style:parent-style-name="Text_20_body">
      <style:text-properties officeooo:rsid="008bd9c9" officeooo:paragraph-rsid="008bd9c9"/>
    </style:style>
    <style:style style:name="P61" style:family="paragraph" style:parent-style-name="Text_20_body">
      <style:text-properties officeooo:rsid="008d4e80" officeooo:paragraph-rsid="008d4e80"/>
    </style:style>
    <style:style style:name="P62" style:family="paragraph" style:parent-style-name="Text_20_body">
      <style:text-properties officeooo:rsid="008e2337" officeooo:paragraph-rsid="008e2337"/>
    </style:style>
    <style:style style:name="P63" style:family="paragraph" style:parent-style-name="Text_20_body">
      <style:text-properties officeooo:rsid="008e2337" officeooo:paragraph-rsid="008f1730"/>
    </style:style>
    <style:style style:name="P64" style:family="paragraph" style:parent-style-name="Text_20_body">
      <style:text-properties officeooo:rsid="0090c9f9" officeooo:paragraph-rsid="0090c9f9"/>
    </style:style>
    <style:style style:name="P65" style:family="paragraph" style:parent-style-name="Preformatted_20_Text">
      <style:text-properties officeooo:rsid="001f37ee"/>
    </style:style>
    <style:style style:name="P66" style:family="paragraph" style:parent-style-name="Preformatted_20_Text">
      <style:text-properties officeooo:rsid="001f37ee" officeooo:paragraph-rsid="001f37ee"/>
    </style:style>
    <style:style style:name="P67" style:family="paragraph" style:parent-style-name="Preformatted_20_Text">
      <style:text-properties officeooo:rsid="003ad8c1" officeooo:paragraph-rsid="003ad8c1"/>
    </style:style>
    <style:style style:name="P68" style:family="paragraph" style:parent-style-name="Preformatted_20_Text">
      <style:text-properties officeooo:rsid="003ad8c1" officeooo:paragraph-rsid="003b1908"/>
    </style:style>
    <style:style style:name="P69" style:family="paragraph" style:parent-style-name="Preformatted_20_Text">
      <style:text-properties officeooo:paragraph-rsid="003ad8c1"/>
    </style:style>
    <style:style style:name="P70" style:family="paragraph" style:parent-style-name="Preformatted_20_Text">
      <style:text-properties officeooo:paragraph-rsid="003ef1fd"/>
    </style:style>
    <style:style style:name="P71" style:family="paragraph" style:parent-style-name="Preformatted_20_Text">
      <style:text-properties officeooo:rsid="0041a9c5" officeooo:paragraph-rsid="0041a9c5"/>
    </style:style>
    <style:style style:name="P72" style:family="paragraph" style:parent-style-name="Preformatted_20_Text">
      <style:text-properties officeooo:rsid="004c5472" officeooo:paragraph-rsid="004c5472"/>
    </style:style>
    <style:style style:name="P73" style:family="paragraph" style:parent-style-name="Preformatted_20_Text">
      <style:text-properties officeooo:paragraph-rsid="004d07d9"/>
    </style:style>
    <style:style style:name="P74" style:family="paragraph" style:parent-style-name="Preformatted_20_Text">
      <style:text-properties officeooo:rsid="004e1427" officeooo:paragraph-rsid="004e1427"/>
    </style:style>
    <style:style style:name="P75" style:family="paragraph" style:parent-style-name="Preformatted_20_Text">
      <style:text-properties fo:font-weight="bold" style:font-weight-asian="bold" style:font-weight-complex="bold"/>
    </style:style>
    <style:style style:name="P76" style:family="paragraph" style:parent-style-name="Preformatted_20_Text">
      <style:text-properties officeooo:rsid="0052641a" officeooo:paragraph-rsid="0052641a"/>
    </style:style>
    <style:style style:name="P77" style:family="paragraph" style:parent-style-name="Preformatted_20_Text">
      <style:text-properties officeooo:paragraph-rsid="00640a19"/>
    </style:style>
    <style:style style:name="P78" style:family="paragraph" style:parent-style-name="Preformatted_20_Text">
      <style:text-properties officeooo:rsid="00640a19" officeooo:paragraph-rsid="00640a19"/>
    </style:style>
    <style:style style:name="P79" style:family="paragraph" style:parent-style-name="Preformatted_20_Text">
      <style:text-properties officeooo:paragraph-rsid="006c58dc"/>
    </style:style>
    <style:style style:name="P80" style:family="paragraph" style:parent-style-name="Preformatted_20_Text">
      <style:text-properties officeooo:rsid="0078a427" officeooo:paragraph-rsid="0078a427"/>
    </style:style>
    <style:style style:name="P81" style:family="paragraph" style:parent-style-name="Preformatted_20_Text">
      <style:text-properties officeooo:paragraph-rsid="007df608"/>
    </style:style>
    <style:style style:name="P82" style:family="paragraph" style:parent-style-name="Preformatted_20_Text">
      <style:text-properties officeooo:rsid="0088f4ff" officeooo:paragraph-rsid="0088f4ff"/>
    </style:style>
    <style:style style:name="P83" style:family="paragraph" style:parent-style-name="Preformatted_20_Text">
      <style:text-properties officeooo:paragraph-rsid="008bd9c9"/>
    </style:style>
    <style:style style:name="P84" style:family="paragraph" style:parent-style-name="Heading_20_4">
      <style:text-properties officeooo:rsid="00736505" officeooo:paragraph-rsid="00736505"/>
    </style:style>
    <style:style style:name="P85" style:family="paragraph" style:parent-style-name="Preformatted_20_Text">
      <style:paragraph-properties fo:background-color="#e6e6ff">
        <style:background-image/>
      </style:paragraph-properties>
    </style:style>
    <style:style style:name="P86" style:family="paragraph" style:parent-style-name="Preformatted_20_Text">
      <style:paragraph-properties fo:background-color="#e6e6ff">
        <style:background-image/>
      </style:paragraph-properties>
      <style:text-properties officeooo:rsid="008e2337" officeooo:paragraph-rsid="008e2337"/>
    </style:style>
    <style:style style:name="P87" style:family="paragraph" style:parent-style-name="Preformatted_20_Text">
      <style:paragraph-properties fo:background-color="#e6e6ff">
        <style:background-image/>
      </style:paragraph-properties>
      <style:text-properties officeooo:rsid="008e2337" officeooo:paragraph-rsid="008f1730"/>
    </style:style>
    <style:style style:name="P88" style:family="paragraph" style:parent-style-name="Preformatted_20_Text">
      <style:paragraph-properties fo:background-color="#e6e6ff">
        <style:background-image/>
      </style:paragraph-properties>
      <style:text-properties officeooo:rsid="008e2337" officeooo:paragraph-rsid="008e2337" fo:background-color="#ffff00"/>
    </style:style>
    <style:style style:name="P89" style:family="paragraph" style:parent-style-name="Preformatted_20_Text">
      <style:paragraph-properties fo:background-color="#e6e6ff">
        <style:background-image/>
      </style:paragraph-properties>
      <style:text-properties officeooo:rsid="008f1730" officeooo:paragraph-rsid="008f1730"/>
    </style:style>
    <style:style style:name="P90" style:family="paragraph" style:parent-style-name="Preformatted_20_Text">
      <style:paragraph-properties fo:background-color="#e6e6ff">
        <style:background-image/>
      </style:paragraph-properties>
      <style:text-properties officeooo:paragraph-rsid="008f1730"/>
    </style:style>
    <style:style style:name="P91" style:family="paragraph" style:parent-style-name="Preformatted_20_Text">
      <style:paragraph-properties fo:background-color="#e6e6ff">
        <style:background-image/>
      </style:paragraph-properties>
      <style:text-properties officeooo:rsid="0090c9f9" officeooo:paragraph-rsid="0090c9f9"/>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6">
      <style:text-properties officeooo:rsid="003b6146" officeooo:paragraph-rsid="003b6146"/>
    </style:style>
    <style:style style:name="P98" style:family="paragraph" style:parent-style-name="Text_20_body" style:list-style-name="L6">
      <style:text-properties officeooo:rsid="003b6146" officeooo:paragraph-rsid="003c89e3"/>
    </style:style>
    <style:style style:name="P99" style:family="paragraph" style:parent-style-name="Text_20_body" style:list-style-name="L7">
      <style:text-properties officeooo:rsid="00451e8b" officeooo:paragraph-rsid="0046d10c"/>
    </style:style>
    <style:style style:name="P100" style:family="paragraph" style:parent-style-name="Text_20_body" style:list-style-name="L8">
      <style:text-properties officeooo:paragraph-rsid="00570547"/>
    </style:style>
    <style:style style:name="P101" style:family="paragraph" style:parent-style-name="Text_20_body" style:list-style-name="L8">
      <style:text-properties officeooo:rsid="00570547" officeooo:paragraph-rsid="00570547"/>
    </style:style>
    <style:style style:name="P102" style:family="paragraph" style:parent-style-name="Text_20_body" style:list-style-name="L9">
      <style:text-properties officeooo:rsid="00570547" officeooo:paragraph-rsid="00570547"/>
    </style:style>
    <style:style style:name="P103" style:family="paragraph" style:parent-style-name="Text_20_body" style:list-style-name="L9">
      <style:text-properties officeooo:rsid="00570547" officeooo:paragraph-rsid="00581676"/>
    </style:style>
    <style:style style:name="P104" style:family="paragraph" style:parent-style-name="Text_20_body" style:list-style-name="L9">
      <style:text-properties officeooo:rsid="00581676" officeooo:paragraph-rsid="00581676"/>
    </style:style>
    <style:style style:name="P105" style:family="paragraph" style:parent-style-name="Text_20_body" style:list-style-name="L10"/>
    <style:style style:name="P106" style:family="paragraph" style:parent-style-name="Text_20_body" style:list-style-name="L11">
      <style:text-properties officeooo:rsid="007f9dc4" officeooo:paragraph-rsid="007f9dc4"/>
    </style:style>
    <style:style style:name="P107" style:family="paragraph" style:parent-style-name="Text_20_body">
      <style:text-properties officeooo:rsid="0099becc" officeooo:paragraph-rsid="0099becc"/>
    </style:style>
    <style:style style:name="P108" style:family="paragraph" style:parent-style-name="Text_20_body">
      <style:text-properties officeooo:rsid="009ee79e" officeooo:paragraph-rsid="009ee79e"/>
    </style:style>
    <style:style style:name="P109" style:family="paragraph" style:parent-style-name="Text_20_body">
      <style:text-properties officeooo:rsid="00a2c705" officeooo:paragraph-rsid="00a2c705"/>
    </style:style>
    <style:style style:name="P110" style:family="paragraph" style:parent-style-name="Text_20_body" style:list-style-name="L10">
      <style:paragraph-properties fo:margin-top="0cm" fo:margin-bottom="0cm" loext:contextual-spacing="false"/>
    </style:style>
    <style:style style:name="P111" style:family="paragraph" style:parent-style-name="Heading_20_2">
      <style:text-properties officeooo:rsid="008d4e80" officeooo:paragraph-rsid="008d4e80"/>
    </style:style>
    <style:style style:name="P112" style:family="paragraph" style:parent-style-name="Preformatted_20_Text" style:list-style-name="L11">
      <style:text-properties officeooo:paragraph-rsid="007f9dc4"/>
    </style:style>
    <style:style style:name="P113" style:family="paragraph" style:parent-style-name="Preformatted_20_Text">
      <style:text-properties officeooo:rsid="009b56e1"/>
    </style:style>
    <style:style style:name="P114" style:family="paragraph" style:parent-style-name="Preformatted_20_Text">
      <style:text-properties fo:font-weight="bold" officeooo:rsid="009d027d" officeooo:paragraph-rsid="009d027d" style:font-weight-asian="bold" style:font-weight-complex="bold"/>
    </style:style>
    <style:style style:name="P115" style:family="paragraph" style:parent-style-name="Preformatted_20_Text">
      <style:text-properties fo:font-weight="bold" officeooo:rsid="009ee79e" officeooo:paragraph-rsid="009ee79e" style:font-weight-asian="bold" style:font-weight-complex="bold"/>
    </style:style>
    <style:style style:name="P116" style:family="paragraph" style:parent-style-name="Preformatted_20_Text">
      <style:text-properties fo:font-weight="bold" officeooo:rsid="009ee79e" officeooo:paragraph-rsid="00a099ca" style:font-weight-asian="bold" style:font-weight-complex="bold"/>
    </style:style>
    <style:style style:name="P117" style:family="paragraph" style:parent-style-name="Preformatted_20_Text">
      <style:text-properties style:font-name="Liberation Mono"/>
    </style:style>
    <style:style style:name="P118" style:family="paragraph" style:parent-style-name="Preformatted_20_Text">
      <style:text-properties style:font-name="Liberation Mono" fo:font-weight="bold" officeooo:rsid="009b56e1" officeooo:paragraph-rsid="009b56e1" style:font-weight-asian="bold" style:font-weight-complex="bold"/>
    </style:style>
    <style:style style:name="P119" style:family="paragraph" style:parent-style-name="Preformatted_20_Text">
      <style:text-properties style:font-name="Liberation Mono" officeooo:rsid="009b56e1" officeooo:paragraph-rsid="009b56e1"/>
    </style:style>
    <style:style style:name="P120" style:family="paragraph" style:parent-style-name="Preformatted_20_Text">
      <style:text-properties officeooo:rsid="009d027d" officeooo:paragraph-rsid="009d027d"/>
    </style:style>
    <style:style style:name="P121" style:family="paragraph" style:parent-style-name="Preformatted_20_Text">
      <style:text-properties officeooo:rsid="009ee79e" officeooo:paragraph-rsid="009ee79e"/>
    </style:style>
    <style:style style:name="P122" style:family="paragraph" style:parent-style-name="Preformatted_20_Text">
      <style:text-properties officeooo:rsid="009ee79e" officeooo:paragraph-rsid="00a099ca"/>
    </style:style>
    <style:style style:name="P123" style:family="paragraph" style:parent-style-name="Preformatted_20_Text">
      <style:text-properties officeooo:rsid="00a099ca" officeooo:paragraph-rsid="00a099ca"/>
    </style:style>
    <style:style style:name="P124" style:family="paragraph" style:parent-style-name="Preformatted_20_Text">
      <style:paragraph-properties fo:background-color="#e6e6ff">
        <style:background-image/>
      </style:paragraph-properties>
      <style:text-properties fo:background-color="#ffff00"/>
    </style:style>
    <style:style style:name="P125" style:family="paragraph" style:parent-style-name="Preformatted_20_Text">
      <style:paragraph-properties fo:background-color="#e6e6ff">
        <style:background-image/>
      </style:paragraph-properties>
      <style:text-properties officeooo:rsid="008e2337" officeooo:paragraph-rsid="008e2337" fo:background-color="#ffff00"/>
    </style:style>
    <style:style style:name="P126" style:family="paragraph" style:parent-style-name="Preformatted_20_Text">
      <style:paragraph-properties fo:background-color="#e6e6ff">
        <style:background-image/>
      </style:paragraph-properties>
      <style:text-properties officeooo:rsid="008e2337" officeooo:paragraph-rsid="008f1730" fo:background-color="#ffff00"/>
    </style:style>
    <style:style style:name="P127" style:family="paragraph" style:parent-style-name="Preformatted_20_Text">
      <style:paragraph-properties fo:background-color="#e6e6ff">
        <style:background-image/>
      </style:paragraph-properties>
      <style:text-properties officeooo:paragraph-rsid="008f1730" fo:background-color="#ffff00"/>
    </style:style>
    <style:style style:name="P128" style:family="paragraph" style:parent-style-name="Heading_20_3">
      <style:text-properties officeooo:rsid="0017d306" officeooo:paragraph-rsid="0017d306"/>
    </style:style>
    <style:style style:name="P129" style:family="paragraph" style:parent-style-name="Heading_20_3">
      <style:text-properties officeooo:rsid="001ad6f8"/>
    </style:style>
    <style:style style:name="P130" style:family="paragraph" style:parent-style-name="Heading_20_3">
      <style:text-properties officeooo:paragraph-rsid="00382621"/>
    </style:style>
    <style:style style:name="P131" style:family="paragraph" style:parent-style-name="Heading_20_3">
      <style:text-properties officeooo:paragraph-rsid="00427465"/>
    </style:style>
    <style:style style:name="P132" style:family="paragraph" style:parent-style-name="Heading_20_3">
      <style:text-properties officeooo:rsid="00427465" officeooo:paragraph-rsid="00427465"/>
    </style:style>
    <style:style style:name="P133" style:family="paragraph" style:parent-style-name="Heading_20_4">
      <style:text-properties officeooo:paragraph-rsid="00a099ca"/>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style:font-name="Liberation Mono" fo:font-size="10pt" officeooo:rsid="00661158" style:font-size-asian="10pt" style:font-size-complex="10pt"/>
    </style:style>
    <style:style style:name="T8" style:family="text">
      <style:text-properties officeooo:rsid="003c89e3"/>
    </style:style>
    <style:style style:name="T9" style:family="text">
      <style:text-properties officeooo:rsid="003ef1fd"/>
    </style:style>
    <style:style style:name="T10" style:family="text">
      <style:text-properties officeooo:rsid="004061d3"/>
    </style:style>
    <style:style style:name="T11" style:family="text">
      <style:text-properties officeooo:rsid="0041a9c5"/>
    </style:style>
    <style:style style:name="T12" style:family="text">
      <style:text-properties officeooo:rsid="00451e8b"/>
    </style:style>
    <style:style style:name="T13" style:family="text">
      <style:text-properties fo:font-weight="bold" style:font-weight-asian="bold" style:font-weight-complex="bold"/>
    </style:style>
    <style:style style:name="T14" style:family="text">
      <style:text-properties officeooo:rsid="004aaf6f"/>
    </style:style>
    <style:style style:name="T15" style:family="text">
      <style:text-properties officeooo:rsid="004e1427"/>
    </style:style>
    <style:style style:name="T16" style:family="text">
      <style:text-properties officeooo:rsid="004ec016"/>
    </style:style>
    <style:style style:name="T17" style:family="text">
      <style:text-properties officeooo:rsid="004fe7ba"/>
    </style:style>
    <style:style style:name="T18" style:family="text">
      <style:text-properties officeooo:rsid="0053b011"/>
    </style:style>
    <style:style style:name="T19" style:family="text">
      <style:text-properties officeooo:rsid="00570547"/>
    </style:style>
    <style:style style:name="T20" style:family="text">
      <style:text-properties officeooo:rsid="0062157c"/>
    </style:style>
    <style:style style:name="T21" style:family="text">
      <style:text-properties officeooo:rsid="00661158"/>
    </style:style>
    <style:style style:name="T22" style:family="text">
      <style:text-properties officeooo:rsid="006c58dc"/>
    </style:style>
    <style:style style:name="T23" style:family="text">
      <style:text-properties officeooo:rsid="00702191"/>
    </style:style>
    <style:style style:name="T24" style:family="text">
      <style:text-properties officeooo:rsid="0078a427"/>
    </style:style>
    <style:style style:name="T25" style:family="text">
      <style:text-properties officeooo:rsid="007bee62"/>
    </style:style>
    <style:style style:name="T26" style:family="text">
      <style:text-properties officeooo:rsid="007df608"/>
    </style:style>
    <style:style style:name="T27" style:family="text">
      <style:text-properties officeooo:rsid="007f9dc4"/>
    </style:style>
    <style:style style:name="T28" style:family="text">
      <style:text-properties officeooo:rsid="0084c795"/>
    </style:style>
    <style:style style:name="T29" style:family="text">
      <style:text-properties officeooo:rsid="00898268"/>
    </style:style>
    <style:style style:name="T30" style:family="text">
      <style:text-properties officeooo:rsid="008a9b62"/>
    </style:style>
    <style:style style:name="T31" style:family="text">
      <style:text-properties officeooo:rsid="008c4a32"/>
    </style:style>
    <style:style style:name="T32" style:family="text">
      <style:text-properties fo:background-color="#ffff00" loext:char-shading-value="0"/>
    </style:style>
    <style:style style:name="T33" style:family="text">
      <style:text-properties officeooo:rsid="008f1730"/>
    </style:style>
    <style:style style:name="T34" style:family="text">
      <style:text-properties officeooo:rsid="00945a69"/>
    </style:style>
    <style:style style:name="T35" style:family="text">
      <style:text-properties officeooo:rsid="0095ee3f"/>
    </style:style>
    <style:style style:name="T36" style:family="text">
      <style:text-properties officeooo:rsid="0099becc"/>
    </style:style>
    <style:style style:name="T37" style:family="text">
      <style:text-properties officeooo:rsid="00a099ca"/>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Context: interne</text:p>
      <text:p text:style-name="Preformatted_20_Text"><text:soft-page-break/>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text:soft-page-break/>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text:soft-page-break/>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text:soft-page-break/>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text:soft-page-break/>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text:soft-page-break/>#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2172805247274771705" text:style-name="L1">
        <text:list-item>
          <text:p text:style-name="P92">client à la prise d'appel par l'agent, à afficher N secondes avant la mise en relation,</text:p>
        </text:list-item>
        <text:list-item>
          <text:p text:style-name="P92">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429282289030100528" text:style-name="L2">
        <text:list-item>
          <text:p text:style-name="P93">à ajouter un Gosub dans les options de la commande Queue (idem avec Macro, mais Gosub est préféré),</text:p>
        </text:list-item>
        <text:list-item>
          <text:p text:style-name="P93"><text:soft-page-break/>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93">ensuite faire une pause de N secondes dans le Gosub,</text:p>
        </text:list-item>
        <text:list-item>
          <text:p text:style-name="P93">dans lib/asterisk.py détecter le UserEvent AgentWillConnect, et ajouter les informations au dictionnaire members</text:p>
        </text:list-item>
        <text:list-item>
          <text:p text:style-name="P93">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93">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text:soft-page-break/>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340555190336116368" text:style-name="L3">
        <text:list-item>
          <text:p text:style-name="P94">suppression des paramètres correspondants dans astportal2/config/app_cfg.py,</text:p>
        </text:list-item>
        <text:list-item>
          <text:p text:style-name="P94">création de who.ini,</text:p>
        </text:list-item>
        <text:list-item>
          <text:p text:style-name="P94">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 text:style-name="Internet_20_link" text:visited-style-name="Visited_20_Internet_20_Link">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text:soft-page-break/>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text:soft-page-break/></text:p>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text:soft-page-break/>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128"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65">cd pyinstaller</text:p>
      <text:p text:style-name="P66">pyinstaller.py -w ..\pyqt\monitor.py</text:p>
      <text:p text:style-name="P66">copy ..\pyqt\monitor.cfg monitor\dist\monitor\</text:p>
      <text:p text:style-name="P66">cd dist\monitor</text:p>
      <text:p text:style-name="P66"/>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129"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text:soft-page-break/>"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text:soft-page-break/></text:p>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oft-page-break/><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oft-page-break/><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 text:style-name="Internet_20_link" text:visited-style-name="Visited_20_Internet_20_Link"><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 text:style-name="Internet_20_link" text:visited-style-name="Visited_20_Internet_20_Link">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 text:style-name="Internet_20_link" text:visited-style-name="Visited_20_Internet_20_Link">http://192.168.10.121/cgi-bin/api-phone_operation?</text:a><text:a xlink:type="simple" xlink:href="http://192.168.10.121/cgi-bin/api-phone_operation?cmd=extend&amp;arg=&amp;sid=ddb528ecc7b" text:style-name="Internet_20_link" text:visited-style-name="Visited_20_Internet_20_Link"><text:span text:style-name="T3">cmd=extend&amp;arg=&amp;</text:span></text:a><text:a xlink:type="simple" xlink:href="http://192.168.10.121/cgi-bin/api-sys_operation?request=REBOOT&amp;sid=ddb528ecc7b" text:style-name="Internet_20_link" text:visited-style-name="Visited_20_Internet_20_Link"><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 text:style-name="Internet_20_link" text:visited-style-name="Visited_20_Internet_20_Link">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 text:style-name="Internet_20_link" text:visited-style-name="Visited_20_Internet_20_Link">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20140212</text:h>
      <text:p text:style-name="P12">Archivage des ressources Toscawidget :</text:p>
      <text:p text:style-name="P70">/opt/tg22env/bin/python setup.py archive_tw_resources <text:span text:style-name="T9">\</text:span></text:p>
      <text:p text:style-name="P70"><text:tab/>-o /tmp/tw_resources -<text:span text:style-name="T9">d astportal2</text:span></text:p>
      <text:p text:style-name="Preformatted_20_Text">running archive_tw_resources</text:p>
      <text:p text:style-name="Preformatted_20_Text"/>
      <text:h text:style-name="P130" text:outline-level="3">20140<text:span text:style-name="T5">3</text:span>12</text:h>
      <text:p text:style-name="P13">Gestion des priorités entre files (cf. demande Digiway) :</text:p>
      <text:list xml:id="list3669244607805292278" text:style-name="L4">
        <text:list-item>
          <text:p text:style-name="P95">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68">[App_1_Entrant]</text:p>
      <text:p text:style-name="P68">exten =&gt; s,1,NoOp()</text:p>
      <text:p text:style-name="P68"><text:soft-page-break/>exten =&gt; s,2,Set(CONNECTDELAY=0)</text:p>
      <text:p text:style-name="P68">exten =&gt; s,3,Set(MONITOR=0)</text:p>
      <text:p text:style-name="P68">exten =&gt; s,4,Queue(test,,,,10,,,agent_connect)</text:p>
      <text:p text:style-name="P68">exten =&gt; s,5,Set(CONNECTDELAY=0)</text:p>
      <text:p text:style-name="P68">exten =&gt; s,6,Set(MONITOR=0)</text:p>
      <text:p text:style-name="P68">exten =&gt; s,7,Queue(test_prio,,,,,,,agent_connect)</text:p>
      <text:p text:style-name="P68">exten =&gt; s,8,Return</text:p>
      <text:p text:style-name="P68"/>
      <text:p text:style-name="Preformatted_20_Text">;exten =&gt; s,n,Set(QUEUE_MIN_PENALTY=1)</text:p>
      <text:p text:style-name="Preformatted_20_Text">;exten =&gt; s,n,Set(QUEUE_MAX_PENALTY=1)</text:p>
      <text:p text:style-name="Preformatted_20_Text"/>
      <text:list xml:id="list1575663264875024222" text:style-name="L5">
        <text:list-item>
          <text:p text:style-name="P96">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67">[App_2_Entrant]</text:p>
      <text:p text:style-name="P67">exten =&gt; s,1,NoOp()</text:p>
      <text:p text:style-name="P67">exten =&gt; s,2,Set(CONNECTDELAY=0)</text:p>
      <text:p text:style-name="P67">exten =&gt; s,3,Set(MONITOR=0)</text:p>
      <text:p text:style-name="P67">exten =&gt; s,4,Queue(test,,,,,,,agent_connect)</text:p>
      <text:p text:style-name="P67">exten =&gt; s,5,Return</text:p>
      <text:p text:style-name="P67"/>
      <text:p text:style-name="P67">[App_3_Entrant]</text:p>
      <text:p text:style-name="P67">exten =&gt; s,1,NoOp()</text:p>
      <text:p text:style-name="P67">exten =&gt; s,2,Set(CONNECTDELAY=0)</text:p>
      <text:p text:style-name="P67">exten =&gt; s,3,Set(MONITOR=0)</text:p>
      <text:p text:style-name="P67">exten =&gt; s,4,Queue(test,,,,10,,,agent_connect)</text:p>
      <text:p text:style-name="P67">exten =&gt; s,5,Set(QUEUE_PRIO=1)</text:p>
      <text:p text:style-name="P67">exten =&gt; s,6,Set(CONNECTDELAY=0)</text:p>
      <text:p text:style-name="P67">exten =&gt; s,7,Set(MONITOR=0)</text:p>
      <text:p text:style-name="P67">exten =&gt; s,8,Queue(test,,,,,,,agent_connect)</text:p>
      <text:p text:style-name="P67">exten =&gt; s,9,Return</text:p>
      <text:p text:style-name="P69"/>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
      <text:p text:style-name="P12"/>
      <text:h text:style-name="Heading_20_3" text:outline-level="3">HT50<text:span text:style-name="T8">3</text:span></text:h>
      <text:p text:style-name="P16">Fax tone detection mode :</text:p>
      <text:list xml:id="list3908670261794636418" text:style-name="L6">
        <text:list-item>
          <text:p text:style-name="P97">callee : asterisk vers HT50<text:span text:style-name="T8">3</text:span>,</text:p>
        </text:list-item>
        <text:list-item>
          <text:p text:style-name="P98">calle<text:span text:style-name="T8">r</text:span> : <text:span text:style-name="T8">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h text:style-name="P131" text:outline-level="3"><text:soft-page-break/>Voicemail ODBC</text:h>
      <text:p text:style-name="Text_20_body"><text:span text:style-name="T10">voir </text:span><text:a xlink:type="simple" xlink:href="https://wiki.asterisk.org/wiki/display/AST/Storing+Voicemail+in+PostgreSQL+via+ODBC" text:style-name="Internet_20_link" text:visited-style-name="Visited_20_Internet_20_Link"><text:span text:style-name="T10">https://wiki.asterisk.org/wiki/display/AST/Storing+Voicemail+in+PostgreSQL+via+ODBC</text:span></text:a><text:span text:style-name="T10">.</text:span></text:p>
      <text:p text:style-name="P19">Construction de la table et du trigger pour nettoyage : utils/pg_odbc_voicemail.sql.</text:p>
      <text:p text:style-name="Text_20_body">/<text:span text:style-name="T11">etc/odbcinst.ini définit le ou les drives existants :</text:span></text:p>
      <text:p text:style-name="P71">[PostgreSQL]</text:p>
      <text:p text:style-name="P71">Description<text:tab/>= ODBC for PostgreSQL</text:p>
      <text:p text:style-name="P71">Driver<text:tab/><text:tab/>= /usr/lib/psqlodbcw.so</text:p>
      <text:p text:style-name="P71">Setup<text:tab/><text:tab/>= /usr/lib/libodbcpsqlS.so</text:p>
      <text:p text:style-name="P71">Driver64<text:tab/>= /usr/lib64/psqlodbcw.so</text:p>
      <text:p text:style-name="P71">Setup64<text:tab/><text:tab/>= /usr/lib64/libodbcpsqlS.so</text:p>
      <text:p text:style-name="P71">FileUsage<text:tab/>= 1<text:line-break/>[jdg@tiare ~]$ odbcinst -q -d</text:p>
      <text:p text:style-name="Preformatted_20_Text">[PostgreSQL]</text:p>
      <text:p text:style-name="P20"/>
      <text:p text:style-name="P20">/etc/odbc.ini définit une source de données :</text:p>
      <text:p text:style-name="Preformatted_20_Text">[astportal]</text:p>
      <text:p text:style-name="Preformatted_20_Text">Description <text:s text:c="10"/>= ODBC Testing</text:p>
      <text:p text:style-name="Preformatted_20_Text">Driver <text:s text:c="15"/>= PostgreSQL</text:p>
      <text:p text:style-name="Preformatted_20_Text">Trace <text:s text:c="16"/>= No</text:p>
      <text:p text:style-name="Preformatted_20_Text">TraceFile <text:s text:c="12"/>= sql.log</text:p>
      <text:p text:style-name="Preformatted_20_Text">Database <text:s text:c="13"/>= astportal2</text:p>
      <text:p text:style-name="Preformatted_20_Text">Servername <text:s text:c="11"/>= </text:p>
      <text:p text:style-name="Preformatted_20_Text">UserName <text:s text:c="13"/>= postgres</text:p>
      <text:p text:style-name="Preformatted_20_Text">Password <text:s text:c="13"/>= </text:p>
      <text:p text:style-name="Preformatted_20_Text">Port <text:s text:c="17"/>= 5432</text:p>
      <text:p text:style-name="Preformatted_20_Text">ReadOnly <text:s text:c="13"/>= No</text:p>
      <text:p text:style-name="Preformatted_20_Text">RowVersioning <text:s text:c="8"/>= No</text:p>
      <text:p text:style-name="Preformatted_20_Text">ShowSystemTables <text:s text:c="5"/>= No</text:p>
      <text:p text:style-name="Preformatted_20_Text">ShowOidColumn <text:s text:c="8"/>= No</text:p>
      <text:p text:style-name="Preformatted_20_Text">FakeOidIndex <text:s text:c="9"/>= No</text:p>
      <text:p text:style-name="Preformatted_20_Text">ConnSettings <text:s text:c="9"/>=</text:p>
      <text:p text:style-name="Preformatted_20_Text"/>
      <text:p text:style-name="Preformatted_20_Text">[jdg@tiare ~]$ odbcinst -q -s</text:p>
      <text:p text:style-name="Preformatted_20_Text">[astportal]</text:p>
      <text:p text:style-name="P71"/>
      <text:p text:style-name="P71">[jdg@tiare ~]$ isql -v astportal</text:p>
      <text:p text:style-name="P71">+---------------------------------------+</text:p>
      <text:p text:style-name="P71">| Connected! <text:s text:c="27"/>|</text:p>
      <text:p text:style-name="P71">| <text:s text:c="38"/>|</text:p>
      <text:p text:style-name="P71">| sql-statement <text:s text:c="24"/>|</text:p>
      <text:p text:style-name="P71">| help [tablename] <text:s text:c="21"/>|</text:p>
      <text:p text:style-name="P71">| quit <text:s text:c="33"/>|</text:p>
      <text:p text:style-name="P71">| <text:s text:c="38"/>|</text:p>
      <text:p text:style-name="P71">+---------------------------------------+</text:p>
      <text:p text:style-name="P71">SQL&gt; select version();</text:p>
      <text:p text:style-name="P71">+-------------------------------------------------------------+</text:p>
      <text:p text:style-name="P71">| version <text:s text:c="292"/>|</text:p>
      <text:p text:style-name="P71">+-------------------------------------------------------------+</text:p>
      <text:p text:style-name="P71">| PostgreSQL 9.3.5 on x86_64-redhat-linux-gnu, compiled by gcc (GCC) 4.8.3 20140624 (Red Hat 4.8.3-1), 64-bit <text:s text:c="192"/>|</text:p>
      <text:p text:style-name="P71">+-------------------------------------------------------------+</text:p>
      <text:p text:style-name="P71">SQLRowCount returns 1</text:p>
      <text:p text:style-name="P71">1 rows fetched</text:p>
      <text:p text:style-name="P71"/>
      <text:p text:style-name="P20">Ensuite on définit la source de données pour Asterisk , dans res_odbc.conf :</text:p>
      <text:p text:style-name="P71">;;; odbc setup file</text:p>
      <text:p text:style-name="P71"><text:soft-page-break/></text:p>
      <text:p text:style-name="P71">[ENV]</text:p>
      <text:p text:style-name="P71"/>
      <text:p text:style-name="P71">[astportal] ; PostgreSQL</text:p>
      <text:p text:style-name="P71">dsn =&gt; astportal ; cf. /etc/odbc.ini</text:p>
      <text:p text:style-name="P71">pre-connect =&gt; yes</text:p>
      <text:p text:style-name="P71"><text:s/>...</text:p>
      <text:p text:style-name="P71"/>
      <text:p text:style-name="P20">Finalement, on configure la messagerie vocale pour stockage dans la source de données ODBC :</text:p>
      <text:p text:style-name="Preformatted_20_Text">odbcstorage=astportal</text:p>
      <text:p text:style-name="Preformatted_20_Text">; The default table for ODBC voicemail storage is voicemessages.</text:p>
      <text:p text:style-name="Preformatted_20_Text">odbctable=voicemessages</text:p>
      <text:p text:style-name="Preformatted_20_Text"/>
      <text:p text:style-name="Text_20_body"/>
      <text:h text:style-name="P132" text:outline-level="3">Écran Grandstream</text:h>
      <text:p text:style-name="P21">Création d'un nouveau programme controllers/grandstream qui gère la personnalisation de l'écran et la génération de l'annuaire au format XML (à retirer de controllers/phonebook).</text:p>
      <text:p text:style-name="P21"/>
      <text:h text:style-name="Heading_20_3" text:outline-level="3"><text:span text:style-name="T12">20141101 </text:span>TurboGears2 (2.3.4)</text:h>
      <text:p text:style-name="P31">Portage de tg 2.2 vers 2.3, dans branche tg23.</text:p>
      <text:p text:style-name="P23">Problèmes avec tgext.menu et ToscaWidgets, modifications mineures de :</text:p>
      <text:list xml:id="list4233634589346859045" text:style-name="L7">
        <text:list-item>
          <text:p text:style-name="P99">tgext.menu-1.0rc3-py2.7.egg/tgext/menu/</text:p>
          <text:list>
            <text:list-item>
              <text:p text:style-name="P99">__init__.py</text:p>
            </text:list-item>
            <text:list-item>
              <text:p text:style-name="P99">caches.py</text:p>
            </text:list-item>
            <text:list-item>
              <text:p text:style-name="P99">functions.py</text:p>
            </text:list-item>
            <text:list-item>
              <text:p text:style-name="P99">util.py</text:p>
            </text:list-item>
          </text:list>
        </text:list-item>
        <text:list-item>
          <text:p text:style-name="P99">./ToscaWidgets-0.9.12-py2.7.egg/tw/core/</text:p>
          <text:list>
            <text:list-item>
              <text:p text:style-name="P99">resources.py</text:p>
            </text:list-item>
            <text:list-item>
              <text:p text:style-name="P99">view.py</text:p>
            </text:list-item>
          </text:list>
        </text:list-item>
      </text:list>
      <text:p text:style-name="P22"/>
      <text:p text:style-name="P25">Pour tgext.menu, clonage du dépôt sur github, puis en local ; validation modifications en local, puis renvoyées sur github, et pull request sur github :</text:p>
      <text:p text:style-name="Preformatted_20_Text">[jdg@tiare tgext.menu]$ git commit -a</text:p>
      <text:p text:style-name="Preformatted_20_Text">[master b4df6e7] TurboGears 2.3 compatibility</text:p>
      <text:p text:style-name="Preformatted_20_Text"><text:s/>4 files changed, 20 insertions(+), 8 deletions(-)</text:p>
      <text:p text:style-name="Preformatted_20_Text"/>
      <text:p text:style-name="Preformatted_20_Text">[jdg@tiare tgext.menu]$ <text:span text:style-name="T13">GIT_ASKPASS=1</text:span> git push -v</text:p>
      <text:p text:style-name="Preformatted_20_Text">Poussage vers https://github.com/sysnux/tgext.menu.git</text:p>
      <text:p text:style-name="Preformatted_20_Text">error: cannot run 1: No such file or directory</text:p>
      <text:p text:style-name="Preformatted_20_Text">Username for 'https://github.com': sysnux</text:p>
      <text:p text:style-name="Preformatted_20_Text">error: cannot run 1: No such file or directory</text:p>
      <text:p text:style-name="Preformatted_20_Text">Password for 'https://sysnux@github.com': </text:p>
      <text:p text:style-name="Preformatted_20_Text">Counting objects: 64, done.</text:p>
      <text:p text:style-name="Preformatted_20_Text">Delta compression using up to 4 threads.</text:p>
      <text:p text:style-name="Preformatted_20_Text">Compressing objects: 100% (8/8), done.</text:p>
      <text:p text:style-name="Preformatted_20_Text">Writing objects: 100% (8/8), 1016 bytes | 0 bytes/s, done.</text:p>
      <text:p text:style-name="Preformatted_20_Text">Total 8 (delta 5), reused 0 (delta 0)</text:p>
      <text:p text:style-name="Preformatted_20_Text"><text:soft-page-break/>POST git-receive-pack (1168 bytes)</text:p>
      <text:p text:style-name="Preformatted_20_Text">To https://github.com/sysnux/tgext.menu.git</text:p>
      <text:p text:style-name="Preformatted_20_Text"><text:s text:c="3"/>6fde050..b4df6e7 <text:s/>master -&gt; master</text:p>
      <text:p text:style-name="Preformatted_20_Text">updating local tracking ref 'refs/remotes/origin/master'</text:p>
      <text:p text:style-name="P24"/>
      <text:p text:style-name="P24">T<text:span text:style-name="T14">entative d'utilisation de chameleon.genshi pour accélérer le rendu des templates, mais ne fonctionne pas, erreur TG...</text:span></text:p>
      <text:p text:style-name="P26">Liste des packages indispensables :</text:p>
      <text:p text:style-name="Preformatted_20_Text">(tg234)[jdg@tiare astportal3]$ pip list</text:p>
      <text:p text:style-name="Preformatted_20_Text">argparse (1.2.1)</text:p>
      <text:p text:style-name="Preformatted_20_Text">Error when trying to get requirement for VCS system Command /usr/bin/git config remote.origin.url failed with error code 1 in /home/SysNux/Projets/astportal3, falling back to uneditable format <text:s text:c="77"/></text:p>
      <text:p text:style-name="Preformatted_20_Text">Could not determine repository location of /home/SysNux/Projets/astportal3 <text:s text:c="15"/></text:p>
      <text:p text:style-name="Preformatted_20_Text">astportal2 (20141031dev)</text:p>
      <text:p text:style-name="Preformatted_20_Text">backlash (0.0.6)</text:p>
      <text:p text:style-name="Preformatted_20_Text">Beaker (1.6.4)</text:p>
      <text:p text:style-name="Preformatted_20_Text">BeautifulSoup (3.2.1)</text:p>
      <text:p text:style-name="Preformatted_20_Text">cliff (1.8.0)</text:p>
      <text:p text:style-name="Preformatted_20_Text">cmd2 (0.6.7)</text:p>
      <text:p text:style-name="Preformatted_20_Text">crank (0.7.1)</text:p>
      <text:p text:style-name="Preformatted_20_Text">FormEncode (1.3.0a1)</text:p>
      <text:p text:style-name="Preformatted_20_Text">gearbox (0.0.6)</text:p>
      <text:p text:style-name="Preformatted_20_Text">Genshi (0.7)</text:p>
      <text:p text:style-name="Preformatted_20_Text">ipython (2.3.0)</text:p>
      <text:p text:style-name="Preformatted_20_Text">Mako (1.0.0)</text:p>
      <text:p text:style-name="Preformatted_20_Text">MarkupSafe (0.23)</text:p>
      <text:p text:style-name="Preformatted_20_Text">PasteDeploy (1.5.2)</text:p>
      <text:p text:style-name="Preformatted_20_Text">pbr (0.10.0)</text:p>
      <text:p text:style-name="Preformatted_20_Text">pip (1.5.6)</text:p>
      <text:p text:style-name="Preformatted_20_Text">prettytable (0.7.2)</text:p>
      <text:p text:style-name="Preformatted_20_Text">psycopg2 (2.5.4)</text:p>
      <text:p text:style-name="Preformatted_20_Text">pygraphviz (1.3rc2)</text:p>
      <text:p text:style-name="Preformatted_20_Text">pyparsing (2.0.3)</text:p>
      <text:p text:style-name="Preformatted_20_Text">python-dateutil (1.5)</text:p>
      <text:p text:style-name="Preformatted_20_Text">repoze.lru (0.6)</text:p>
      <text:p text:style-name="Preformatted_20_Text">repoze.who (2.2)</text:p>
      <text:p text:style-name="Preformatted_20_Text">setuptools (3.6)</text:p>
      <text:p text:style-name="Preformatted_20_Text">six (1.8.0)</text:p>
      <text:p text:style-name="Preformatted_20_Text">SQLAlchemy (0.9.8)</text:p>
      <text:p text:style-name="Preformatted_20_Text">stevedore (1.1.0)</text:p>
      <text:p text:style-name="Preformatted_20_Text">Tempita (0.5.2)</text:p>
      <text:p text:style-name="Preformatted_20_Text">tg.devtools (2.3.4)</text:p>
      <text:p text:style-name="Preformatted_20_Text">tgext.menu (1.0rc3)</text:p>
      <text:p text:style-name="Preformatted_20_Text">TGScheduler (1.6.3)</text:p>
      <text:p text:style-name="Preformatted_20_Text">ToscaWidgets (0.9.12)</text:p>
      <text:p text:style-name="Preformatted_20_Text">transaction (1.4.3)</text:p>
      <text:p text:style-name="Preformatted_20_Text">TurboGears2 (2.3.4)</text:p>
      <text:p text:style-name="Preformatted_20_Text">tw.forms (0.9.9)</text:p>
      <text:p text:style-name="Preformatted_20_Text">tw.jqgrid (0.3.2)</text:p>
      <text:p text:style-name="Preformatted_20_Text">tw.jquery (0.9.10)</text:p>
      <text:p text:style-name="Preformatted_20_Text">tw.uitheme (0.2.2)</text:p>
      <text:p text:style-name="Preformatted_20_Text">vobject (0.8.1c)</text:p>
      <text:p text:style-name="Preformatted_20_Text">WebHelpers (1.3)</text:p>
      <text:p text:style-name="Preformatted_20_Text">WebOb (1.4)</text:p>
      <text:p text:style-name="Preformatted_20_Text">WebTest (1.4.3)</text:p>
      <text:p text:style-name="Preformatted_20_Text">wsgiref (0.1.2)</text:p>
      <text:p text:style-name="Preformatted_20_Text">zope.interface (4.1.1)</text:p>
      <text:p text:style-name="Preformatted_20_Text">zope.sqlalchemy (0.7.5)</text:p>
      <text:p text:style-name="P26"/>
      <text:p text:style-name="P26"><text:soft-page-break/>Avec gearbox#wsgiref, on atteint environ 60 à 65 req/s :</text:p>
      <text:p text:style-name="P72">[jdg@tiare astportal2]$ ab -k -n 1000 -c 50 http://localhost:8081/db_schema </text:p>
      <text:p text:style-name="P72"><text:s/>...</text:p>
      <text:p text:style-name="P72"/>
      <text:p text:style-name="P72">Finished 1000 requests</text:p>
      <text:p text:style-name="P72"/>
      <text:p text:style-name="P72">Server Software: <text:s text:c="7"/>WSGIServer/0.1</text:p>
      <text:p text:style-name="P72">Server Hostname: <text:s text:c="7"/>localhost</text:p>
      <text:p text:style-name="P72">Server Port: <text:s text:c="11"/>8081</text:p>
      <text:p text:style-name="P72"/>
      <text:p text:style-name="P72">Document Path: <text:s text:c="9"/>/db_schema</text:p>
      <text:p text:style-name="P72">Document Length: <text:s text:c="7"/>9561 bytes</text:p>
      <text:p text:style-name="P72"/>
      <text:p text:style-name="P72">Concurrency Level: <text:s text:c="5"/>50</text:p>
      <text:p text:style-name="P72">Time taken for tests: <text:s text:c="2"/>13.050 seconds</text:p>
      <text:p text:style-name="P72">Complete requests: <text:s text:c="5"/>1000</text:p>
      <text:p text:style-name="P72">Failed requests: <text:s text:c="7"/>0</text:p>
      <text:p text:style-name="P72">Keep-Alive requests: <text:s text:c="3"/>0</text:p>
      <text:p text:style-name="P72">Total transferred: <text:s text:c="5"/>9759000 bytes</text:p>
      <text:p text:style-name="P72">HTML transferred: <text:s text:c="6"/>9561000 bytes</text:p>
      <text:p text:style-name="P72">Requests per second: <text:s text:c="3"/>76.63 [#/sec] (mean)</text:p>
      <text:p text:style-name="P72">Time per request: <text:s text:c="6"/>652.476 [ms] (mean)</text:p>
      <text:p text:style-name="P72">Time per request: <text:s text:c="6"/>13.050 [ms] (mean, across all concurrent requests)</text:p>
      <text:p text:style-name="P72">Transfer rate: <text:s text:c="9"/>730.32 [Kbytes/sec] received</text:p>
      <text:p text:style-name="P72"/>
      <text:p text:style-name="P72">Connection Times (ms)</text:p>
      <text:p text:style-name="P72"><text:s text:c="14"/>min <text:s/>mean[+/-sd] median <text:s text:c="2"/>max</text:p>
      <text:p text:style-name="P72">Connect: <text:s text:c="7"/>0 <text:s text:c="2"/>13 259.2 <text:s text:c="5"/>0 <text:s text:c="3"/>7017</text:p>
      <text:p text:style-name="P72">Processing: <text:s text:c="3"/>20 <text:s/>107 637.3 <text:s text:c="4"/>64 <text:s text:c="2"/>13047</text:p>
      <text:p text:style-name="P72">Waiting: <text:s text:c="6"/>19 <text:s/>107 637.3 <text:s text:c="4"/>64 <text:s text:c="2"/>13047</text:p>
      <text:p text:style-name="P72">Total: <text:s text:c="8"/>22 <text:s/>120 757.9 <text:s text:c="4"/>64 <text:s text:c="2"/>13049</text:p>
      <text:p text:style-name="P72"/>
      <text:p text:style-name="P72">Percentage of the requests served within a certain time (ms)</text:p>
      <text:p text:style-name="P72"><text:s text:c="2"/>50% <text:s text:c="4"/>64</text:p>
      <text:p text:style-name="P72"><text:s text:c="2"/>66% <text:s text:c="4"/>65</text:p>
      <text:p text:style-name="P72"><text:s text:c="2"/>75% <text:s text:c="4"/>65</text:p>
      <text:p text:style-name="P72"><text:s text:c="2"/>80% <text:s text:c="4"/>66</text:p>
      <text:p text:style-name="P72"><text:s text:c="2"/>90% <text:s text:c="4"/>69</text:p>
      <text:p text:style-name="P72"><text:s text:c="2"/>95% <text:s text:c="4"/>71</text:p>
      <text:p text:style-name="P72"><text:s text:c="2"/>98% <text:s text:c="4"/>83</text:p>
      <text:p text:style-name="P72"><text:s text:c="2"/>99% <text:s text:c="4"/>98</text:p>
      <text:p text:style-name="P72"><text:s/>100% <text:s/>13049 (longest request)</text:p>
      <text:p text:style-name="P26"/>
      <text:p text:style-name="P27">Avec Cherrypy, seulement la moitié :</text:p>
      <text:p text:style-name="Preformatted_20_Text">[jdg@tiare astportal2]$ ab -k -n 1000 -c 50 http://localhost:8081/db_schema</text:p>
      <text:p text:style-name="P73"><text:s/>...</text:p>
      <text:p text:style-name="P73">Finished 1000 requests</text:p>
      <text:p text:style-name="Preformatted_20_Text"/>
      <text:p text:style-name="Preformatted_20_Text"/>
      <text:p text:style-name="Preformatted_20_Text">Server Software: <text:s text:c="7"/>tiare.sysnux.pf</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30.843 seconds</text:p>
      <text:p text:style-name="Preformatted_20_Text">Complete requests: <text:s text:c="5"/>1000</text:p>
      <text:p text:style-name="Preformatted_20_Text">Failed requests: <text:s text:c="7"/>20</text:p>
      <text:p text:style-name="Preformatted_20_Text"><text:s text:c="3"/>(Connect: 0, Receive: 0, Length: 20, Exceptions: 0)</text:p>
      <text:p text:style-name="Preformatted_20_Text"><text:soft-page-break/>Keep-Alive requests: <text:s text:c="3"/>980</text:p>
      <text:p text:style-name="Preformatted_20_Text">Total transferred: <text:s text:c="5"/>9575580 bytes</text:p>
      <text:p text:style-name="Preformatted_20_Text">HTML transferred: <text:s text:c="6"/>9369780 bytes</text:p>
      <text:p text:style-name="Preformatted_20_Text">Requests per second: <text:s text:c="3"/>32.42 [#/sec] (mean)</text:p>
      <text:p text:style-name="Preformatted_20_Text">Time per request: <text:s text:c="6"/>1542.152 [ms] (mean)</text:p>
      <text:p text:style-name="Preformatted_20_Text">Time per request: <text:s text:c="6"/>30.843 [ms] (mean, across all concurrent requests)</text:p>
      <text:p text:style-name="Preformatted_20_Text">Transfer rate: <text:s text:c="9"/>303.19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1 <text:s/>31.6 <text:s text:c="5"/>0 <text:s text:c="3"/>1000</text:p>
      <text:p text:style-name="Preformatted_20_Text">Processing: <text:s text:c="3"/>12 <text:s/>821 3881.6 <text:s text:c="3"/>109 <text:s text:c="2"/>30840</text:p>
      <text:p text:style-name="Preformatted_20_Text">Waiting: <text:s text:c="6"/>12 <text:s/>815 4166.1 <text:s text:c="4"/>94 <text:s text:c="2"/>30840</text:p>
      <text:p text:style-name="Preformatted_20_Text">Total: <text:s text:c="8"/>12 <text:s/>822 3889.3 <text:s text:c="3"/>109 <text:s text:c="2"/>30842</text:p>
      <text:p text:style-name="Preformatted_20_Text"/>
      <text:p text:style-name="Preformatted_20_Text">Percentage of the requests served within a certain time (ms)</text:p>
      <text:p text:style-name="Preformatted_20_Text"><text:s text:c="2"/>50% <text:s text:c="3"/>109</text:p>
      <text:p text:style-name="Preformatted_20_Text"><text:s text:c="2"/>66% <text:s text:c="3"/>128</text:p>
      <text:p text:style-name="Preformatted_20_Text"><text:s text:c="2"/>75% <text:s text:c="3"/>141</text:p>
      <text:p text:style-name="Preformatted_20_Text"><text:s text:c="2"/>80% <text:s text:c="3"/>150</text:p>
      <text:p text:style-name="Preformatted_20_Text"><text:s text:c="2"/>90% <text:s text:c="3"/>178</text:p>
      <text:p text:style-name="Preformatted_20_Text"><text:s text:c="2"/>95% <text:s text:c="3"/>222</text:p>
      <text:p text:style-name="Preformatted_20_Text"><text:s text:c="2"/>98% <text:s/>20639</text:p>
      <text:p text:style-name="Preformatted_20_Text"><text:s text:c="2"/>99% <text:s/>30666</text:p>
      <text:p text:style-name="Preformatted_20_Text"><text:s/>100% <text:s/>30842 (longest request)</text:p>
      <text:p text:style-name="P27"/>
      <text:p text:style-name="P28">En fait c'est lié au nombre de threads de CherryPy ; en ajoutant numthread=100 (dans tiare.ini), on obtient <text:span text:style-name="T15">~90 req/s</text:span> :</text:p>
      <text:p text:style-name="P74">[jdg@tiare astportal2]$ ab -k -n 1000 -c 50 http://localhost:8081/db_schema</text:p>
      <text:p text:style-name="P74"><text:s/>...</text:p>
      <text:p text:style-name="P74">Finished 1000 requests</text:p>
      <text:p text:style-name="P74"/>
      <text:p text:style-name="P74"/>
      <text:p text:style-name="P74">Server Software: <text:s text:c="7"/>tiare.sysnux.pf</text:p>
      <text:p text:style-name="P74">Server Hostname: <text:s text:c="7"/>localhost</text:p>
      <text:p text:style-name="P74">Server Port: <text:s text:c="11"/>8081</text:p>
      <text:p text:style-name="P74"/>
      <text:p text:style-name="P74">Document Path: <text:s text:c="9"/>/db_schema</text:p>
      <text:p text:style-name="P74">Document Length: <text:s text:c="7"/>9561 bytes</text:p>
      <text:p text:style-name="P74"/>
      <text:p text:style-name="P74">Concurrency Level: <text:s text:c="5"/>50</text:p>
      <text:p text:style-name="P74">Time taken for tests: <text:s text:c="2"/>10.895 seconds</text:p>
      <text:p text:style-name="P74">Complete requests: <text:s text:c="5"/>1000</text:p>
      <text:p text:style-name="P74">Failed requests: <text:s text:c="7"/>0</text:p>
      <text:p text:style-name="P74">Keep-Alive requests: <text:s text:c="3"/>1000</text:p>
      <text:p text:style-name="P74">Total transferred: <text:s text:c="5"/>9771000 bytes</text:p>
      <text:p text:style-name="P74">HTML transferred: <text:s text:c="6"/>9561000 bytes</text:p>
      <text:p text:style-name="P74">Requests per second: <text:s text:c="3"/>91.79 [#/sec] (mean)</text:p>
      <text:p text:style-name="P74">Time per request: <text:s text:c="6"/>544.731 [ms] (mean)</text:p>
      <text:p text:style-name="P74">Time per request: <text:s text:c="6"/>10.895 [ms] (mean, across all concurrent requests)</text:p>
      <text:p text:style-name="P74">Transfer rate: <text:s text:c="9"/>875.84 [Kbytes/sec] received</text:p>
      <text:p text:style-name="P74"/>
      <text:p text:style-name="P74">Connection Times (ms)</text:p>
      <text:p text:style-name="P74"><text:s text:c="14"/>min <text:s/>mean[+/-sd] median <text:s text:c="2"/>max</text:p>
      <text:p text:style-name="P74">Connect: <text:s text:c="7"/>0 <text:s text:c="2"/>41 274.9 <text:s text:c="5"/>0 <text:s text:c="3"/>3004</text:p>
      <text:p text:style-name="P74">Processing: <text:s text:c="3"/>77 <text:s/>492 134.8 <text:s text:c="3"/>518 <text:s text:c="3"/>1436</text:p>
      <text:p text:style-name="P74">Waiting: <text:s text:c="6"/>63 <text:s/>479 134.2 <text:s text:c="3"/>505 <text:s text:c="3"/>1412</text:p>
      <text:p text:style-name="P74">Total: <text:s text:c="8"/>77 <text:s/>533 332.1 <text:s text:c="3"/>519 <text:s text:c="3"/>3651</text:p>
      <text:p text:style-name="P74"/>
      <text:p text:style-name="P74">Percentage of the requests served within a certain time (ms)</text:p>
      <text:p text:style-name="P74"><text:s text:c="2"/>50% <text:s text:c="3"/>519</text:p>
      <text:p text:style-name="P74"><text:s text:c="2"/>66% <text:s text:c="3"/>540</text:p>
      <text:p text:style-name="P74"><text:soft-page-break/><text:s text:c="2"/>75% <text:s text:c="3"/>554</text:p>
      <text:p text:style-name="P74"><text:s text:c="2"/>80% <text:s text:c="3"/>564</text:p>
      <text:p text:style-name="P74"><text:s text:c="2"/>90% <text:s text:c="3"/>597</text:p>
      <text:p text:style-name="P74"><text:s text:c="2"/>95% <text:s text:c="3"/>642</text:p>
      <text:p text:style-name="P74"><text:s text:c="2"/>98% <text:s text:c="2"/>1695</text:p>
      <text:p text:style-name="P74"><text:s text:c="2"/>99% <text:s text:c="2"/>2275</text:p>
      <text:p text:style-name="P74"><text:s/>100% <text:s text:c="2"/>3651 (longest request)</text:p>
      <text:p text:style-name="P28"/>
      <text:p text:style-name="P29"/>
      <text:p text:style-name="P29">Avec gevent, on obtient <text:span text:style-name="T17">d</text:span>es résultats <text:span text:style-name="T17">légèrement meilleurs</text:span>, <text:span text:style-name="T16">avec</text:span> moins de mémoire consommée, <text:span text:style-name="T16">mais pas de Keep-Alive</text:span> :</text:p>
      <text:p text:style-name="Preformatted_20_Text">[jdg@tiare astportal2]$ ab -k -n 1000 -c 50 http://localhost:8081/db_schema</text:p>
      <text:p text:style-name="Preformatted_20_Text"><text:s/>...</text:p>
      <text:p text:style-name="Preformatted_20_Text">Finished 1000 requests</text:p>
      <text:p text:style-name="Preformatted_20_Text"/>
      <text:p text:style-name="Preformatted_20_Text"/>
      <text:p text:style-name="Preformatted_20_Text">Server Software: <text:s text:c="7"/></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10.395 seconds</text:p>
      <text:p text:style-name="Preformatted_20_Text">Complete requests: <text:s text:c="5"/>1000</text:p>
      <text:p text:style-name="Preformatted_20_Text">Failed requests: <text:s text:c="7"/>0</text:p>
      <text:p text:style-name="Preformatted_20_Text">Keep-Alive requests: <text:s text:c="3"/>0</text:p>
      <text:p text:style-name="Preformatted_20_Text">Total transferred: <text:s text:c="5"/>9741000 bytes</text:p>
      <text:p text:style-name="Preformatted_20_Text">HTML transferred: <text:s text:c="6"/>9561000 bytes</text:p>
      <text:p text:style-name="Preformatted_20_Text">Requests per second: <text:s text:c="3"/>96.20 [#/sec] (mean)</text:p>
      <text:p text:style-name="Preformatted_20_Text">Time per request: <text:s text:c="6"/>519.760 [ms] (mean)</text:p>
      <text:p text:style-name="Preformatted_20_Text">Time per request: <text:s text:c="6"/>10.395 [ms] (mean, across all concurrent requests)</text:p>
      <text:p text:style-name="Preformatted_20_Text">Transfer rate: <text:s text:c="9"/>915.10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0 <text:s text:c="2"/>0.4 <text:s text:c="5"/>0 <text:s text:c="6"/>3</text:p>
      <text:p text:style-name="Preformatted_20_Text">Processing: <text:s text:c="3"/>22 <text:s/>507 <text:s/>57.5 <text:s text:c="3"/>513 <text:s text:c="4"/>571</text:p>
      <text:p text:style-name="Preformatted_20_Text">Waiting: <text:s text:c="6"/>21 <text:s/>507 <text:s/>57.5 <text:s text:c="3"/>513 <text:s text:c="4"/>570</text:p>
      <text:p text:style-name="Preformatted_20_Text">Total: <text:s text:c="8"/>24 <text:s/>507 <text:s/>57.1 <text:s text:c="3"/>513 <text:s text:c="4"/>574</text:p>
      <text:p text:style-name="Preformatted_20_Text"/>
      <text:p text:style-name="Preformatted_20_Text">Percentage of the requests served within a certain time (ms)</text:p>
      <text:p text:style-name="Preformatted_20_Text"><text:s text:c="2"/>50% <text:s text:c="3"/>513</text:p>
      <text:p text:style-name="Preformatted_20_Text"><text:s text:c="2"/>66% <text:s text:c="3"/>515</text:p>
      <text:p text:style-name="Preformatted_20_Text"><text:s text:c="2"/>75% <text:s text:c="3"/>520</text:p>
      <text:p text:style-name="Preformatted_20_Text"><text:s text:c="2"/>80% <text:s text:c="3"/>527</text:p>
      <text:p text:style-name="Preformatted_20_Text"><text:s text:c="2"/>90% <text:s text:c="3"/>536</text:p>
      <text:p text:style-name="Preformatted_20_Text"><text:s text:c="2"/>95% <text:s text:c="3"/>543</text:p>
      <text:p text:style-name="Preformatted_20_Text"><text:s text:c="2"/>98% <text:s text:c="3"/>547</text:p>
      <text:p text:style-name="Preformatted_20_Text"><text:s text:c="2"/>99% <text:s text:c="3"/>549</text:p>
      <text:p text:style-name="Preformatted_20_Text"><text:s/>100% <text:s text:c="3"/>574 (longest request)</text:p>
      <text:p text:style-name="P29"/>
      <text:p text:style-name="P30">Modification de gearbox/commands/serve.py pour pouvoir accepter les WebSockets via ws4py.</text:p>
      <text:p text:style-name="P32">Fichiers ToscaWidgets et GearBox modifiés sauvés dans astportal3/doc.</text:p>
      <text:h text:style-name="Heading_20_3" text:outline-level="3">20141105</text:h>
      <text:p text:style-name="P33">Au lien de modifier le fichier <text:span text:style-name="T17">gearbox/commands/serve.py, </text:span>il est plus propre de créer un nouveau <text:soft-page-break/>serveur.</text:p>
      <text:p text:style-name="P33">Dans setup.py, on ajoute un nouveau point d'entrée (à activer avec « python setup.py develop ») :</text:p>
      <text:p text:style-name="Preformatted_20_Text"><text:s text:c="4"/>entry_points={</text:p>
      <text:p text:style-name="Preformatted_20_Text"><text:s text:c="8"/>'paste.app_factory': [</text:p>
      <text:p text:style-name="Preformatted_20_Text"><text:s text:c="12"/>'main = astportal2.config.middleware:make_app'</text:p>
      <text:p text:style-name="Preformatted_20_Text"><text:s text:c="8"/>],</text:p>
      <text:p text:style-name="P75"><text:s text:c="8"/>'paste.server_runner': [</text:p>
      <text:p text:style-name="P75"><text:s text:c="12"/>'ws4py = astportal2.lib.server:serve'</text:p>
      <text:p text:style-name="Preformatted_20_Text"><text:s text:c="8"/>],</text:p>
      <text:p text:style-name="Preformatted_20_Text"><text:s text:c="8"/>'gearbox.plugins': [</text:p>
      <text:p text:style-name="Preformatted_20_Text"><text:s text:c="12"/>'turbogears-devtools = tg.devtools'</text:p>
      <text:p text:style-name="Preformatted_20_Text"><text:s text:c="8"/>]</text:p>
      <text:p text:style-name="Preformatted_20_Text"><text:s text:c="4"/>},</text:p>
      <text:p text:style-name="P33">Le résultat est visible dans astportal2.egg-info/entry_points.txt.</text:p>
      <text:p text:style-name="P33">Ce nouveau point d'entrée peut être utilisé dans le fichier de configuration (tiare.ini par exemple) :</text:p>
      <text:p text:style-name="P76">use = egg:<text:span text:style-name="T13">astportal2#ws4py</text:span></text:p>
      <text:p text:style-name="P76">websocket_resource = astportal2.controllers.websocket.BroadcastWebSocket</text:p>
      <text:p text:style-name="P33"/>
      <text:p text:style-name="P33">Il faut évidemment créer le fichier astportal2/lib/server.py qui contient la fonction serve, bâtie sur l'exemple de <text:span text:style-name="T17">gearbox/commands/serve.py </text:span>pour appeler Gevent + ws4py.</text:p>
      <text:p text:style-name="P33">Le paramètre websocket_resource correspond à une classe qui va gérer les échanges WebSocket. </text:p>
      <text:p text:style-name="P33"/>
      <text:p text:style-name="P34">Voir <text:span text:style-name="T18">aussi</text:span> tgext.socketio : attention, utiliser version ancienne <text:span text:style-name="T18">(&lt;1) </text:span>de la bibliothèque <text:span text:style-name="T18">socket.io.js : socket.io-0.9.16.min.js semble fonctionner.</text:span></text:p>
      <text:p text:style-name="P36">Avantages de tgext.socketio :</text:p>
      <text:list xml:id="list972281087502717452" text:style-name="L8">
        <text:list-item>
          <text:p text:style-name="P101">compatibilité avec anciens navigateurs,</text:p>
        </text:list-item>
        <text:list-item>
          <text:p text:style-name="P100"><text:span text:style-name="T19">meilleure intégration à TurboGears, avec notamment le support de la validation et de l'autorisation,</text:span></text:p>
        </text:list-item>
        <text:list-item>
          <text:p text:style-name="P101">support des espaces de noms,</text:p>
        </text:list-item>
        <text:list-item>
          <text:p text:style-name="P101">support de PubSub,</text:p>
        </text:list-item>
      </text:list>
      <text:p text:style-name="P36">Inconvénients de tgext.socketio :</text:p>
      <text:list xml:id="list7911126097091920656" text:style-name="L9">
        <text:list-item>
          <text:p text:style-name="P102">nouvelle bibliothèque JS à charger / apprendre,</text:p>
        </text:list-item>
        <text:list-item>
          <text:p text:style-name="P103">gevent-socketio est en retard par rapport à la bibliothèque JS (versions &gt;=1 non supportées),</text:p>
        </text:list-item>
        <text:list-item>
          <text:p text:style-name="P104">projet en sommeil ?</text:p>
        </text:list-item>
      </text:list>
      <text:p text:style-name="P35"/>
      <text:p text:style-name="P37">Essayer de construire tgext.ws4py sur l'exemple de tgext.socketio ?</text:p>
      <text:p text:style-name="P37"/>
      <text:p text:style-name="P38">Pour logger dans un fichier, il faut modifier le fichier de configuration :</text:p>
      <text:p text:style-name="Preformatted_20_Text"># If you create additional handlers, add them as a key to [handlers]</text:p>
      <text:p text:style-name="Preformatted_20_Text">[handler_console]</text:p>
      <text:p text:style-name="Preformatted_20_Text"># class = StreamHandler</text:p>
      <text:p text:style-name="Preformatted_20_Text"># args = (sys.stderr,)</text:p>
      <text:p text:style-name="Preformatted_20_Text">class = FileHandler</text:p>
      <text:p text:style-name="Preformatted_20_Text">args = ('/var/log/asterisk/astportal.log', 'a')</text:p>
      <text:p text:style-name="Preformatted_20_Text">level = NOTSET</text:p>
      <text:p text:style-name="Preformatted_20_Text">formatter = generic</text:p>
      <text:p text:style-name="Text_20_body"><text:soft-page-break/></text:p>
      <text:p text:style-name="Text_20_body"/>
      <text:p text:style-name="Text_20_body"><text:bookmark text:name="summary-val"/>res_pjsip: No endpoint events raised via AMI when contacts cannot be reached/qualified</text:p>
      <text:p text:style-name="P41"><text:a xlink:type="simple" xlink:href="https://issues.asterisk.org/jira/browse/ASTERISK-24863" text:style-name="Internet_20_link" text:visited-style-name="Visited_20_Internet_20_Link">https://issues.asterisk.org/jira/browse/ASTERISK-24863</text:a> </text:p>
      <text:p text:style-name="P39"><text:span text:style-name="T20">Il serait peut-être p</text:span>lus efficace d'attaquer directement la base de données ASTDB :</text:p>
      <text:p text:style-name="P78">sqlite&gt; .schema</text:p>
      <text:p text:style-name="P78">CREATE TABLE astdb(key VARCHAR(256), value VARCHAR(256), PRIMARY KEY(key));</text:p>
      <text:p text:style-name="P77"/>
      <text:p text:style-name="P77">sqlite&gt; select value from astdb where key like '/registrar/contact/igHJ9CNh%';</text:p>
      <text:p text:style-name="Preformatted_20_Text">{"outbound_proxy":"","path":"","expiration_time":"1425837944","user_agent":"Grandstream GXP2160 1.0.4.17","qualify_frequency":"60","uri":"sip:igHJ9CNh@172.20.6.51:5060"}</text:p>
      <text:p text:style-name="P39"/>
      <text:p text:style-name="P40">voir <text:span text:style-name="T7">/opt/astportal3/astportal2/utils/test_astdb_contacts.py</text:span><text:span text:style-name="T21">.</text:span></text:p>
      <text:h text:style-name="Heading_20_3" text:outline-level="3">20150319</text:h>
      <text:p text:style-name="P41">Ajout champ fax à la table phone, pour indiquer un télécopieur.</text:p>
      <text:p text:style-name="P42">Ajout champ fax à la table <text:span text:style-name="T23">tg_user</text:span>, pour <text:span text:style-name="T23">accepter la réception de télécopies avec hylafax</text:span>.</text:p>
      <text:h text:style-name="Heading_20_4" text:outline-level="4"><text:bookmark text:name="Contexts,Extensions,andPriorities-Dialplansearchorder"/>Dialplan search order</text:h>
      <text:p text:style-name="P43"><text:a xlink:type="simple" xlink:href="https://wiki.asterisk.org/wiki/display/AST/Contexts%2C+Extensions%2C+and+Priorities" text:style-name="Internet_20_link" text:visited-style-name="Visited_20_Internet_20_Link">https://wiki.asterisk.org/wiki/display/AST/Contexts%2C+Extensions%2C+and+Priorities</text:a> </text:p>
      <text:p text:style-name="P44">The order of matching within a context is always exact extensions, <text:a xlink:type="simple" xlink:href="https://wiki.asterisk.org/wiki/display/AST/Pattern+Matching" text:style-name="Internet_20_link" text:visited-style-name="Visited_20_Internet_20_Link">pattern match</text:a> extensions,  <text:a xlink:type="simple" xlink:href="https://wiki.asterisk.org/wiki/display/AST/Include+Statements" text:style-name="Internet_20_link" text:visited-style-name="Visited_20_Internet_20_Link">include statements</text:a>, and <text:a xlink:type="simple" xlink:href="https://wiki.asterisk.org/wiki/display/AST/Switch+Statements" text:style-name="Internet_20_link" text:visited-style-name="Visited_20_Internet_20_Link">switch statements</text:a>.  Includes are always processed depth-first.  So for example, if you would like a switch "A" to match before context "B", simply put switch "A" in an included context "C", where "C" is included in your original context before "B".</text:p>
      <text:p text:style-name="Text_20_body">Search order:</text:p>
      <text:list xml:id="list1561398794775617976" text:style-name="L10">
        <text:list-item>
          <text:p text:style-name="P110">Explicit extensions</text:p>
        </text:list-item>
        <text:list-item>
          <text:p text:style-name="P110">Pattern match extensions</text:p>
        </text:list-item>
        <text:list-item>
          <text:p text:style-name="P110">Includes</text:p>
        </text:list-item>
        <text:list-item>
          <text:p text:style-name="P105">Switches</text:p>
        </text:list-item>
      </text:list>
      <text:h text:style-name="Heading_20_4" text:outline-level="4">Nouvelle gestion des fax</text:h>
      <text:p text:style-name="P45">Nouvelle option « Télécopieur » lors de la création d'un téléphone, à utiliser pour un télécopieur connecté à un ATA. Dans ce cas, T.38 est activité pour l'utilisateur PJSIP :</text:p>
      <text:p text:style-name="Preformatted_20_Text">[5bxKrcs7]</text:p>
      <text:p text:style-name="Preformatted_20_Text">type = wizard</text:p>
      <text:p text:style-name="Preformatted_20_Text">transport = udp</text:p>
      <text:p text:style-name="Preformatted_20_Text">accepts_auth = yes</text:p>
      <text:p text:style-name="Preformatted_20_Text">accepts_registrations = yes</text:p>
      <text:p text:style-name="Preformatted_20_Text">has_phoneprov = no</text:p>
      <text:p text:style-name="Preformatted_20_Text">inbound_auth/username = 5bxKrcs7</text:p>
      <text:p text:style-name="Preformatted_20_Text">inbound_auth/password = 863DeV2C</text:p>
      <text:p text:style-name="Preformatted_20_Text">endpoint/context = 5bxKrcs7</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 </text:p>
      <text:p text:style-name="Preformatted_20_Text">endpoint/allow_subscribe = yes</text:p>
      <text:p text:style-name="Preformatted_20_Text"><text:soft-page-break/>endpoint/sub_min_expiry = 30</text:p>
      <text:p text:style-name="Preformatted_20_Text">aor/max_contacts = 1</text:p>
      <text:p text:style-name="Preformatted_20_Text">aor/qualify_frequency = 60</text:p>
      <text:p text:style-name="Preformatted_20_Text">endpoint/callerid = &lt;1040&gt;</text:p>
      <text:p text:style-name="P75">endpoint/t38_udptl=yes</text:p>
      <text:p text:style-name="P75">endpoint/t38_udptl_ec=fec</text:p>
      <text:p text:style-name="P75">endpoint/t38_udptl_maxdatagram=400</text:p>
      <text:p text:style-name="P45"/>
      <text:p text:style-name="P45">Ensuite les entrées sont créées dans astportal/extensions.conf pour appel direct :</text:p>
      <text:p text:style-name="P79">[<text:span text:style-name="T22">dni</text:span>s]</text:p>
      <text:p text:style-name="P79">exten =&gt; <text:span text:style-name="T22">0</text:span>103,1,Dial(PJSIP/5bxKrcs7)</text:p>
      <text:p text:style-name="P79"/>
      <text:p text:style-name="P79">[fax_machines]</text:p>
      <text:p text:style-name="Preformatted_20_Text">exten =&gt; 103,1,Dial(PJSIP/5bxKrcs7)</text:p>
      <text:p text:style-name="P45"/>
      <text:p text:style-name="P45">Ainsi les télécopieurs sont joints directement depuis l'extérieur ou en interne.</text:p>
      <text:p text:style-name="P46">Ensuite, les appels pour les numéros autres que des télécopieurs sont dirigés vers le contexte stdexten, qui activent les variables FAXOPT(gateway)=yes et FAXOPT(faxdetect)=yes. Lorqsue l'utilisateur répond, le fax est détecté, et l'appel est donc renvoyé vers l'extension fax (contexte faxin). Une nouvelle option dans l'interface permet d'actionner la réception des fax. Si elle n'est pas activée, une entrée est créée dans la base de données d'Asterisk. Cette clé est testée dans l'extension fax : DB_EXISTS(fax_reject/${FAXEXTEN}. Si elle existe, l'appel est coupé. Sinon, on envoie vers un des iaxmodem.</text:p>
      <text:p text:style-name="Preformatted_20_Text">[faxin]</text:p>
      <text:p text:style-name="Preformatted_20_Text">exten =&gt; fax,1,NoOp(FAXIN (${FAXEXTEN}) ${CALLERID(all)} -&gt; &lt;${CALLERID(dnid)}&gt; &lt;${CALLERID(rdnis)}&gt; &lt;${CALLERID(ani)}&gt; &lt;${CALLERID(ani2)}&gt;)</text:p>
      <text:p text:style-name="Preformatted_20_Text"><text:s text:c="3"/>same =&gt; n,GotoIf(${DB_EXISTS(fax_reject/${FAXEXTEN})}?:fax_ok)</text:p>
      <text:p text:style-name="Preformatted_20_Text"><text:s text:c="3"/>same =&gt; n,NoOp(Rejecting fax for exten ${FAXEXTEN})</text:p>
      <text:p text:style-name="Preformatted_20_Text"><text:s text:c="3"/>same =&gt; n,Hangup()</text:p>
      <text:p text:style-name="Preformatted_20_Text"><text:s text:c="3"/>same =&gt; n(fax_ok),Dial(IAX2/iaxmodem0/${FAXEXTEN})</text:p>
      <text:p text:style-name="Preformatted_20_Text"><text:s text:c="3"/>same =&gt; n,Dial(IAX2/iaxmodem1/${FAXEXTEN})</text:p>
      <text:p text:style-name="Preformatted_20_Text"><text:s/>...</text:p>
      <text:p text:style-name="P46"/>
      <text:p text:style-name="P47">Les iaxmodem positionnent la variable FAXOPT(gateway)=yes pour utiliser T.38 :</text:p>
      <text:p text:style-name="Preformatted_20_Text">[iaxmodem2]</text:p>
      <text:p text:style-name="Preformatted_20_Text">type=friend</text:p>
      <text:p text:style-name="Preformatted_20_Text">context=faxout</text:p>
      <text:p text:style-name="Preformatted_20_Text">host=dynamic</text:p>
      <text:p text:style-name="Preformatted_20_Text">secret=hyla</text:p>
      <text:p text:style-name="Preformatted_20_Text">callerid="Serveur fax 2"</text:p>
      <text:p text:style-name="Preformatted_20_Text">requirecalltoken=no</text:p>
      <text:p text:style-name="Preformatted_20_Text">disallow=all</text:p>
      <text:p text:style-name="Preformatted_20_Text">allow=slin</text:p>
      <text:p text:style-name="Preformatted_20_Text">qualify=yes</text:p>
      <text:p text:style-name="Preformatted_20_Text">requirecalltoken=no</text:p>
      <text:p text:style-name="Preformatted_20_Text">setvar=FAXOPT(gateway)=yes</text:p>
      <text:p text:style-name="P47"/>
      <text:p text:style-name="P47">On obtient ainsi une configuration souple, et l'utilisation de T.38 dans tous les cas.</text:p>
      <text:h text:style-name="Heading_20_4" text:outline-level="4">Configuration pjsip_wizard.conf</text:h>
      <text:p text:style-name="Preformatted_20_Text">; Default values for phone</text:p>
      <text:p text:style-name="Preformatted_20_Text">[phone](!)</text:p>
      <text:p text:style-name="Preformatted_20_Text">type = wizard</text:p>
      <text:p text:style-name="Preformatted_20_Text">transport = udp</text:p>
      <text:p text:style-name="Preformatted_20_Text">accepts_auth = yes</text:p>
      <text:p text:style-name="Preformatted_20_Text"><text:soft-page-break/>accepts_registrations = yes</text:p>
      <text:p text:style-name="Preformatted_20_Text">has_phoneprov = no</text:p>
      <text:p text:style-name="Preformatted_20_Text">endpoint/language = fr</text:p>
      <text:p text:style-name="Preformatted_20_Text">endpoint/allow = g722</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inbound_auth/username = igHJ9CNh</text:p>
      <text:p text:style-name="Preformatted_20_Text">;inbound_auth/password = RpRMevV2</text:p>
      <text:p text:style-name="Preformatted_20_Text">;endpoint/context = igHJ9CNh</text:p>
      <text:p text:style-name="Preformatted_20_Text">;endpoint/callerid = Girard Michael &lt;1040&gt;</text:p>
      <text:p text:style-name="Preformatted_20_Text">;aor/mailboxes = 101@astportal</text:p>
      <text:p text:style-name="Preformatted_20_Text">;endpoint/mwi_from_user = igHJ9CNh</text:p>
      <text:p text:style-name="Preformatted_20_Text"/>
      <text:p text:style-name="Preformatted_20_Text">; Default values for fax</text:p>
      <text:p text:style-name="Preformatted_20_Text">[fax](!)</text:p>
      <text:p text:style-name="Preformatted_20_Text">type = wizard <text:s text:c="16"/></text:p>
      <text:p text:style-name="Preformatted_20_Text">transport = udp</text:p>
      <text:p text:style-name="Preformatted_20_Text">accepts_auth = yes</text:p>
      <text:p text:style-name="Preformatted_20_Text">accepts_registrations = yes</text:p>
      <text:p text:style-name="Preformatted_20_Text">has_phoneprov = no </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endpoint/callerid = &lt;1040&gt;</text:p>
      <text:p text:style-name="Preformatted_20_Text">endpoint/t38_udptl = yes</text:p>
      <text:p text:style-name="Preformatted_20_Text">endpoint/t38_udptl_ec = fec</text:p>
      <text:p text:style-name="Preformatted_20_Text">endpoint/t38_udptl_maxdatagram = 400</text:p>
      <text:p text:style-name="Preformatted_20_Text">;inbound_auth/username = 5bxKrcs7</text:p>
      <text:p text:style-name="Preformatted_20_Text">;inbound_auth/password = 863DeV2C</text:p>
      <text:p text:style-name="Preformatted_20_Text">;endpoint/context = 5bxKrcs7</text:p>
      <text:p text:style-name="P48"/>
      <text:h text:style-name="P84" text:outline-level="4">Configuration cdr_pgsql.conf via socket Unix :</text:h>
      <text:p text:style-name="Preformatted_20_Text">[global]</text:p>
      <text:p text:style-name="Preformatted_20_Text">hostname=/tmp</text:p>
      <text:p text:style-name="Preformatted_20_Text">port=5432</text:p>
      <text:p text:style-name="Preformatted_20_Text">dbname=astportal2</text:p>
      <text:p text:style-name="Preformatted_20_Text">;password=password</text:p>
      <text:p text:style-name="Preformatted_20_Text">user=postgres</text:p>
      <text:p text:style-name="Preformatted_20_Text">;appname=asterisk <text:s text:c="3"/>; Postgres application_name support (optional). Whitespace not allowed.</text:p>
      <text:p text:style-name="Preformatted_20_Text">table=cdr <text:s text:c="5"/>;SQL table where CDRs will be inserted</text:p>
      <text:p text:style-name="Preformatted_20_Text">;encoding=LATIN9 <text:s/>; Encoding of logged characters in Asterisk</text:p>
      <text:p text:style-name="Preformatted_20_Text">;timezone=UTC <text:s text:c="4"/>; Uncomment if you want datetime fields in UTC/GMT</text:p>
      <text:p text:style-name="P48"/>
      <text:h text:style-name="Heading_20_4" text:outline-level="4">Hylafax copie fax envoyé</text:h>
      <text:p text:style-name="P49">Créer un fichier /var/spool/hylafax/etc/FaxNotify :</text:p>
      <text:p text:style-name="Preformatted_20_Text"><text:soft-page-break/>RETURNFILETYPE=pdf</text:p>
      <text:p text:style-name="P49"/>
      <text:p text:style-name="P49">Voir man notify.</text:p>
      <text:p text:style-name="P49"/>
      <text:h text:style-name="Heading_20_4" text:outline-level="4">Configuration nginx <text:span text:style-name="T24">WebSocket</text:span></text:h>
      <text:p text:style-name="Preformatted_20_Text"><text:s text:c="8"/>proxy_set_header <text:s text:c="7"/>Host <text:s text:c="11"/>$host;</text:p>
      <text:p text:style-name="Preformatted_20_Text"><text:s text:c="8"/>proxy_set_header <text:s text:c="7"/>X-Real-IP <text:s text:c="6"/>$remote_addr;</text:p>
      <text:p text:style-name="Preformatted_20_Text"><text:s text:c="8"/>proxy_set_header <text:s text:c="7"/>X-Forwarded-For $proxy_add_x_forwarded_for;</text:p>
      <text:p text:style-name="Preformatted_20_Text"><text:s text:c="8"/>proxy_set_header <text:s text:c="7"/>X-Forwarded-Proto <text:span text:style-name="T24">https</text:span>;</text:p>
      <text:p text:style-name="Preformatted_20_Text"/>
      <text:p text:style-name="P80"><text:s text:c="8"/>location /ws/ {</text:p>
      <text:p text:style-name="P80"><text:s text:c="16"/>proxy_pass http://127.0.0.1:8081/;</text:p>
      <text:p text:style-name="P80"><text:s text:c="16"/>proxy_http_version 1.1;</text:p>
      <text:p text:style-name="P80"><text:s text:c="16"/>proxy_set_header Upgrade $http_upgrade;</text:p>
      <text:p text:style-name="P80"><text:s text:c="16"/>proxy_set_header Connection "upgrade";</text:p>
      <text:p text:style-name="P80"><text:s text:c="8"/>}</text:p>
      <text:p text:style-name="P50"/>
      <text:h text:style-name="Heading_20_2" text:outline-level="2">SPA504G</text:h>
      <text:p text:style-name="P51">Approvisionnement des SPA504G suite à commande de l'OSB.</text:p>
      <text:p text:style-name="P51">Les téléphones peuvent être configurés via un fichier XML ou un fichier binaire .</text:p>
      <text:p text:style-name="P51">Téléchargement de l'outil SPC pour générer les fichier de configuration XML (https://software.cisco.com/download/release.html?mdfid=282724650&amp;flowid=46250&amp;softwareid=282562500&amp;release=7.5.7s&amp;relind=AVAILABLE&amp;rellifecycle=&amp;reltype=latest)</text:p>
      <text:p text:style-name="Preformatted_20_Text">[jdg@tiare SPA504G]$ ./spa50x-30x-sip-7-5-7s-spc-linux-i386</text:p>
      <text:p text:style-name="Preformatted_20_Text"><text:s text:c="2"/>Sipura Profile Compiler -- SPA501G-SIP/SPA502G-SIP/SPA504G-SIP/SPA508G-SIP/SPA509G-SIP/SPA50x-30x-SIP/SPA301-SIP/SPA303-SIP Revision 7.5.7s</text:p>
      <text:p text:style-name="Preformatted_20_Text"><text:s text:c="2"/>Copyright (c) 2009 Cisco Systems, Inc. <text:s/>All rights reserved.</text:p>
      <text:p text:style-name="Preformatted_20_Text"/>
      <text:p text:style-name="Preformatted_20_Text"><text:s text:c="2"/>usage 1: spc [opt_args] source_text_file target_binary_file</text:p>
      <text:p text:style-name="Preformatted_20_Text"><text:s text:c="2"/>usage 2: spc --sample-profile output_filename</text:p>
      <text:p text:style-name="Preformatted_20_Text"><text:s text:c="2"/>usage 3: spc --sample-xml [--va] output_filename</text:p>
      <text:p text:style-name="Preformatted_20_Text"><text:s text:c="2"/>usage 4: spc --sample-xml-compact [--va] output_filename</text:p>
      <text:p text:style-name="Preformatted_20_Text"><text:s text:c="2"/>usage 5: spc --xml-schema output_filename</text:p>
      <text:p text:style-name="Preformatted_20_Text"/>
      <text:p text:style-name="Preformatted_20_Text"><text:s text:c="4"/>--cmd-file file_name <text:s text:c="11"/>Reads additional arguments from file</text:p>
      <text:p text:style-name="Preformatted_20_Text"/>
      <text:p text:style-name="Preformatted_20_Text"><text:s text:c="4"/>--target hex_string <text:s text:c="12"/>12 hex-digits MAC Address of target</text:p>
      <text:p text:style-name="Preformatted_20_Text"/>
      <text:p text:style-name="Preformatted_20_Text"><text:s text:c="4"/>--scramble ascii_string <text:s text:c="8"/>Plain ASCII obfuscation string</text:p>
      <text:p text:style-name="Preformatted_20_Text"/>
      <text:p text:style-name="Preformatted_20_Text"><text:s text:c="4"/>--rc4 <text:s text:c="26"/>Alleged RC4 256 Stream Cipher</text:p>
      <text:p text:style-name="Preformatted_20_Text"><text:s text:c="4"/>--aes <text:s text:c="26"/>AES Block Cipher (CBC mode)</text:p>
      <text:p text:style-name="Preformatted_20_Text"/>
      <text:p text:style-name="Preformatted_20_Text"><text:s text:c="4"/>--ascii-key <text:s/>ascii_string <text:s text:c="6"/>Plain ASCII encryption password</text:p>
      <text:p text:style-name="Preformatted_20_Text"><text:s text:c="4"/>--hex-key <text:s/>hex_string <text:s text:c="10"/>Binary encryption key</text:p>
      <text:p text:style-name="Preformatted_20_Text"/>
      <text:p text:style-name="Preformatted_20_Text"><text:s text:c="4"/>--quiet <text:s text:c="24"/>Do not print status messages</text:p>
      <text:p text:style-name="Preformatted_20_Text"><text:s text:c="4"/>--log file_name <text:s text:c="16"/>Log status messages to file</text:p>
      <text:p text:style-name="Preformatted_20_Text"/>
      <text:p text:style-name="Preformatted_20_Text"><text:s text:c="2"/>spc profile syntax: <text:s/>parName [ '!' | '?' ] [ "parValue" ] ';'</text:p>
      <text:p text:style-name="P51"/>
      <text:p text:style-name="P52">La conf XML actuelle <text:span text:style-name="T26">du poste </text:span>est disponible à l'adresse : <text:a xlink:type="simple" xlink:href="http://192.168.10.168/admin/spacfg.xml" text:style-name="Internet_20_link" text:visited-style-name="Visited_20_Internet_20_Link">http://192.168.10.168/admin/spacfg.xml</text:a></text:p>
      <text:p text:style-name="P54"><text:soft-page-break/>D'après la documentation de configuration automatique, la configuration doit pouvoir être envoyée en HTTP, mais ça ne fonctionne pas :</text:p>
      <text:p text:style-name="P81">curl –d @my_config.xml</text:p>
      <text:p text:style-name="P81"><text:tab/><text:tab/>“http://192.168.15.1/admin/config.xml&amp;xuser=admin&amp;xpassword=admin”</text:p>
      <text:p text:style-name="Preformatted_20_Text">http://&lt;Phone_IP_Address&gt;/admin/resync?tftp://&lt;Server_IP_Address&gt;/&lt;new_config&gt;</text:p>
      <text:p text:style-name="Preformatted_20_Text"/>
      <text:p text:style-name="P81">[jdg@tiare SPA504G]$ curl -d @spacfg.xml</text:p>
      <text:p text:style-name="P81"><text:tab/><text:tab/>'http://192.168.10.168/admin/config.xml&amp;xuser=<text:span text:style-name="T26">admin</text:span>&amp;xpassword='</text:p>
      <text:p text:style-name="Preformatted_20_Text">curl: (52) Empty reply from server</text:p>
      <text:p text:style-name="P54"/>
      <text:p text:style-name="P55">La bonne solution semble passer par TFTP :</text:p>
      <text:list xml:id="list6525631172074429856" text:style-name="L11">
        <text:list-item>
          <text:p text:style-name="P106">dans l'interface, recherche du téléphone -&gt; adresse MAC,</text:p>
        </text:list-item>
        <text:list-item>
          <text:p text:style-name="P106">saisie informations...,</text:p>
        </text:list-item>
        <text:list-item>
          <text:p text:style-name="P106">génération dans le répertoire du serveur TFTP du fichier XML contenant l'adresse MAC du téléphone, par exemple SEP1CDF0F4B0616.cnf.xml,</text:p>
        </text:list-item>
        <text:list-item>
          <text:p text:style-name="P106">envoi d'une requête HTTP pour redémarrer le téléphone :</text:p>
          <text:p text:style-name="P112">http://<text:span text:style-name="T27">192.168.10.168</text:span>/admin/resync?tftp://<text:span text:style-name="T27">192.168.10.1</text:span>/p<text:span text:style-name="T27">hones/config/ SEP1CDF0F4B0616.cnf.xml</text:span></text:p>
        </text:list-item>
      </text:list>
      <text:p text:style-name="P53"/>
      <text:p text:style-name="P53"><text:span text:style-name="T25">Documents sur le f</text:span>onctionnement <text:span text:style-name="T25">des </text:span>postes Cisco avec Asterisk :</text:p>
      <text:p text:style-name="P53"><text:a xlink:type="simple" xlink:href="https://supportforums.cisco.com/document/37386/interoperability-information-asteriskr-based-phone-systems" text:style-name="Internet_20_link" text:visited-style-name="Visited_20_Internet_20_Link">https://supportforums.cisco.com/document/37386/interoperability-information-asteriskr-based-phone-systems</text:a></text:p>
      <text:p text:style-name="P56"/>
      <text:p text:style-name="P57">Idée suggérée par OSB : <text:span text:style-name="T28">offrir la possibilité de mettre des sonneries</text:span> <text:span text:style-name="T28">personnalisées sur les téléphones. Grandstream fournit l'outil linux_music_ring_tone_gen.zip qui est visiblement une version packagée de sox ; d'après le readme inclus, le format semble être « PCMU (G.711A) format of up to 64KB each ». Les fichiers, nommés ringN.bin (N=1...3) doivent être placés dans le dossier firmware : cela implique qu'il faut créer un dossier firmware par téléphone et éventuellement créer des liens symboliques vers les vrais fichiers firmware dans le dossier père.</text:span></text:p>
      <text:p text:style-name="P59">En fait, sox conna<text:span text:style-name="T29">î</text:span>t le format Grandstream (gsrt), on peut directement convertir un fichier wav dans le bon format <text:span text:style-name="T30">(</text:span>-t gsrt <text:span text:style-name="T30">= Grandstream)</text:span> :</text:p>
      <text:p text:style-name="P82">Fichier original Grandstream</text:p>
      <text:p text:style-name="Preformatted_20_Text">[jdg@tiare ~]$ soxi tmp/ring1.bin </text:p>
      <text:p text:style-name="Preformatted_20_Text"/>
      <text:p text:style-name="Preformatted_20_Text">Input File <text:s text:c="4"/>: 'tmp/ring1.bin' (gsrt)</text:p>
      <text:p text:style-name="Preformatted_20_Text">Channels <text:s text:c="6"/>: 1</text:p>
      <text:p text:style-name="Preformatted_20_Text">Sample Rate <text:s text:c="3"/>: 8000</text:p>
      <text:p text:style-name="Preformatted_20_Text">Precision <text:s text:c="5"/>: 14-bit</text:p>
      <text:p text:style-name="Preformatted_20_Text">Duration <text:s text:c="6"/>: 00:00:08.07 = 64560 samples ~ 605.25 CDDA sectors</text:p>
      <text:p text:style-name="Preformatted_20_Text">File Size <text:s text:c="5"/>: 65.1k</text:p>
      <text:p text:style-name="Preformatted_20_Text">Bit Rate <text:s text:c="6"/>: 64.5k</text:p>
      <text:p text:style-name="Preformatted_20_Text">Sample Encoding: 8-bit u-law</text:p>
      <text:p text:style-name="Preformatted_20_Text"/>
      <text:p text:style-name="P82">[jdg@tiare ~]$ sox ring.wav -r 8000 -c 1 -t gsrt ring.bin</text:p>
      <text:p text:style-name="P82"/>
      <text:p text:style-name="P82">[jdg@tiare ~]$ soxi ring.bin </text:p>
      <text:p text:style-name="P82"/>
      <text:p text:style-name="P82">Input File <text:s text:c="4"/>: 'ring.bin' (gsrt)</text:p>
      <text:p text:style-name="P82">Channels <text:s text:c="6"/>: 1</text:p>
      <text:p text:style-name="P82">Sample Rate <text:s text:c="3"/>: 8000</text:p>
      <text:p text:style-name="P82">Precision <text:s text:c="5"/>: 14-bit</text:p>
      <text:p text:style-name="P82">Duration <text:s text:c="6"/>: 00:00:05.90 = 47168 samples ~ 442.2 CDDA sectors</text:p>
      <text:p text:style-name="P82"><text:soft-page-break/>File Size <text:s text:c="5"/>: 47.7k</text:p>
      <text:p text:style-name="P82">Bit Rate <text:s text:c="6"/>: 64.7k</text:p>
      <text:p text:style-name="P82">Sample Encoding: 8-bit u-law</text:p>
      <text:p text:style-name="P82"/>
      <text:p text:style-name="P58"/>
      <text:p text:style-name="P60">Création d'un logo pour GXP2000 : récupération logo OSB sur le site, puis <text:span text:style-name="T31">redimensionnement et </text:span>conversion en bitmap <text:s/>monochrome avec kolorpaint (pas réussi avec gimp^^).</text:p>
      <text:p text:style-name="Preformatted_20_Text">[jdg@tiare SPA504G]$ file ../osb_logo.bmp </text:p>
      <text:p text:style-name="Preformatted_20_Text">../osb_logo.bmp: PC bitmap, Windows 3.x format, 80 x 38 x 1</text:p>
      <text:p text:style-name="P83">[jdg@tiare SPA504G]$ base64 ../osb_logo.bmp &gt; ../osb_logo.base64</text:p>
      <text:p text:style-name="P83"/>
      <text:h text:style-name="P111" text:outline-level="2">Rappel automatique</text:h>
      <text:p text:style-name="P61">Air Tahiti souhaite disposer de la fonctionnalité de rappel automatique. Cela peut normalement être géré automatiquement par Asterisk, mais ça n'est pas implémenté sur le canal PJSIP:(</text:p>
      <text:p text:style-name="P61">Ajout d'un controller/callback, appelé depuis le plan de numérotation, qui permettra de gérer le rappel via le scheduler de TurboGears.</text:p>
      <text:p text:style-name="P61">Attention, la fonctionnalité ne doit être offerte qu'en interne (appel interne -&gt; interne). On peut ajouter un argument « fromdnis » à l'appel de stdexten depuis le contexte dnis, puis vérifier cette variable dans stdexten.</text:p>
      <text:h text:style-name="Heading_20_2" text:outline-level="2">PJSIP</text:h>
      <text:p text:style-name="P62">Avec la configuration générée par AstPortal, on rencontre parfois des problèmes de communication avec PJSIP : le son ne passe que dans un sens. Il semble que ça soit lié à la façon différente de négocier les codecs : PJSIP peut choisir un codec différent en transmission et en réception, ce que les téléphones ne semblent pas supporter. </text:p>
      <text:p text:style-name="P63">Démonstration : le premier compte PJSIP est configuré pour G.722 uniquement, le deuxième accepte G.722 et Alaw. <text:span text:style-name="T33">Avec cette configuration, on n'entend pas le correspondant sur iZgxk8ET, alors que fqygGSWm fonctionne normalement.</text:span></text:p>
      <text:p text:style-name="P85">[fqygGSWm]</text:p>
      <text:p text:style-name="P85">type = wizard</text:p>
      <text:p text:style-name="P124">endpoint/allow = alaw</text:p>
      <text:p text:style-name="P85">...</text:p>
      <text:p text:style-name="P85"/>
      <text:p text:style-name="P86">[iZgxk8ET]</text:p>
      <text:p text:style-name="P86">type = wizard</text:p>
      <text:p text:style-name="P88">endpoint/allow = g722</text:p>
      <text:p text:style-name="P88">endpoint/allow = alaw</text:p>
      <text:p text:style-name="P86">...</text:p>
      <text:p text:style-name="P86"/>
      <text:p text:style-name="P89">tiare*CLI&gt; core show channel PJSIP/fqygGSWm-00000087 </text:p>
      <text:p text:style-name="P89"><text:s/>-- General --</text:p>
      <text:p text:style-name="P89"><text:s text:c="11"/>Name: PJSIP/fqygGSWm-00000087</text:p>
      <text:p text:style-name="P89"><text:s text:c="11"/>Type: PJSIP</text:p>
      <text:p text:style-name="P89"><text:s text:c="2"/>NativeFormats: (alaw)</text:p>
      <text:p text:style-name="P89"><text:s text:c="4"/>WriteFormat: slin</text:p>
      <text:p text:style-name="P89"><text:s text:c="5"/>ReadFormat: slin</text:p>
      <text:p text:style-name="P89"><text:s/>WriteTranscode: Yes (slin@8000)-&gt;(alaw@8000)</text:p>
      <text:p text:style-name="P90"><text:span text:style-name="T33"><text:s text:c="2"/>ReadTranscode: Yes</text:span> (<text:a xlink:type="simple" xlink:href="mailto:alaw@8000" text:style-name="Internet_20_link" text:visited-style-name="Visited_20_Internet_20_Link">alaw@8000</text:a>)-<text:span text:style-name="T33">&gt;(slin@8000)</text:span></text:p>
      <text:p text:style-name="P89"/>
      <text:p text:style-name="P89">tiare*CLI&gt; core show channel PJSIP/iZgxk8ET-00000088 </text:p>
      <text:p text:style-name="P89"><text:s/>-- General --</text:p>
      <text:p text:style-name="P89"><text:s text:c="11"/>Name: PJSIP/iZgxk8ET-00000088</text:p>
      <text:p text:style-name="P89"><text:s text:c="11"/>Type: PJSIP</text:p>
      <text:p text:style-name="P89"><text:soft-page-break/><text:s text:c="2"/>NativeFormats: (g722|alaw)</text:p>
      <text:p text:style-name="P89"><text:s text:c="4"/>WriteFormat: slin</text:p>
      <text:p text:style-name="P89"><text:s text:c="5"/>ReadFormat: slin</text:p>
      <text:p text:style-name="P89"><text:s/>WriteTranscode: Yes (slin@8000)-&gt;(alaw@8000)</text:p>
      <text:p text:style-name="P89"><text:s text:c="2"/>ReadTranscode: Yes (<text:a xlink:type="simple" xlink:href="mailto:g722@16000" text:style-name="Internet_20_link" text:visited-style-name="Visited_20_Internet_20_Link">g722@16000</text:a>)-&gt;(slin@8000)</text:p>
      <text:p text:style-name="P89"/>
      <text:p text:style-name="P62"/>
      <text:p text:style-name="P64">Avec un seul codec par compte SIP, le transcodage fonctionne normalement, l'appel est <text:span text:style-name="T34">normal :</text:span></text:p>
      <text:p text:style-name="P90">[fqygGSWm]</text:p>
      <text:p text:style-name="P90">type = wizard</text:p>
      <text:p text:style-name="P127">endpoint/allow = alaw</text:p>
      <text:p text:style-name="P90">...</text:p>
      <text:p text:style-name="P90"/>
      <text:p text:style-name="P87">[iZgxk8ET]</text:p>
      <text:p text:style-name="P87">type = wizard</text:p>
      <text:p text:style-name="P126">endpoint/allow = g722</text:p>
      <text:p text:style-name="P87">...</text:p>
      <text:p text:style-name="P87"/>
      <text:p text:style-name="P89">tiare*CLI&gt; core show channel PJSIP/fqygGSWm-0000008c </text:p>
      <text:p text:style-name="P89"><text:s/>-- General --</text:p>
      <text:p text:style-name="P89"><text:s text:c="11"/>Name: PJSIP/fqygGSWm-0000008c</text:p>
      <text:p text:style-name="P89"><text:s text:c="11"/>Type: PJSIP</text:p>
      <text:p text:style-name="P89"><text:s text:c="2"/>NativeFormats: (alaw)</text:p>
      <text:p text:style-name="P89"><text:s text:c="4"/>WriteFormat: slin</text:p>
      <text:p text:style-name="P89"><text:s text:c="5"/>ReadFormat: slin</text:p>
      <text:p text:style-name="P89"><text:s/>WriteTranscode: Yes (slin@8000)-&gt;(alaw@8000)</text:p>
      <text:p text:style-name="P89"><text:s text:c="2"/>ReadTranscode: Yes (<text:a xlink:type="simple" xlink:href="mailto:alaw@8000" text:style-name="Internet_20_link" text:visited-style-name="Visited_20_Internet_20_Link">alaw@8000</text:a>)-&gt;(slin@8000)</text:p>
      <text:p text:style-name="P89"/>
      <text:p text:style-name="P91">tiare*CLI&gt; core show channel PJSIP/iZgxk8ET-0000008b </text:p>
      <text:p text:style-name="P91"><text:s/>-- General --</text:p>
      <text:p text:style-name="P91"><text:s text:c="11"/>Name: PJSIP/iZgxk8ET-0000008b</text:p>
      <text:p text:style-name="P91"><text:s text:c="11"/>Type: PJSIP</text:p>
      <text:p text:style-name="P91"><text:s text:c="2"/>NativeFormats: (g722)</text:p>
      <text:p text:style-name="P91"><text:s text:c="4"/>WriteFormat: slin</text:p>
      <text:p text:style-name="P91"><text:s text:c="5"/>ReadFormat: slin</text:p>
      <text:p text:style-name="P91"><text:s/>WriteTranscode: Yes (slin@8000)-&gt;(g722@16000)</text:p>
      <text:p text:style-name="P91"><text:s text:c="2"/>ReadTranscode: Yes (<text:a xlink:type="simple" xlink:href="mailto:g722@16000" text:style-name="Internet_20_link" text:visited-style-name="Visited_20_Internet_20_Link">g722@16000</text:a>)-&gt;(slin@8000)</text:p>
      <text:p text:style-name="P91"/>
      <text:p text:style-name="P62"/>
      <text:h text:style-name="Heading_20_2" text:outline-level="2">F<text:span text:style-name="T35">ax</text:span></text:h>
      <text:p text:style-name="P109"><text:span text:style-name="T13">Attention SELinux bloque Hylafax</text:span>.</text:p>
      <text:p text:style-name="P107">Envoi / réception de fax dans la configuration machine virtuelle IPBX + passerelle, avec PJSIP :</text:p>
      <text:p text:style-name="Preformatted_20_Text">H<text:span text:style-name="T36">yla</text:span> <text:span text:style-name="T36">&lt;</text:span>-&gt; iaxmodem =IPBX= chan_pjsip &lt;-&gt; chan_sip =GW= chan_dahdi &lt;-&gt; <text:span text:style-name="T36">OPT</text:span></text:p>
      <text:p text:style-name="P113"/>
      <text:h text:style-name="Heading_20_4" text:outline-level="4">GW</text:h>
      <text:p text:style-name="P118">chan_dahdi</text:p>
      <text:p text:style-name="P117">faxdetect = no</text:p>
      <text:p text:style-name="P117">faxbuffers =&gt; 8,full</text:p>
      <text:p text:style-name="Preformatted_20_Text"/>
      <text:p text:style-name="P118">chan_sip</text:p>
      <text:p text:style-name="P119">faxdetect = no</text:p>
      <text:p text:style-name="P119">t38pt_udptl=yes,fec,maxdatagram=400</text:p>
      <text:p text:style-name="P120"/>
      <text:p text:style-name="P114">extensions.conf</text:p>
      <text:p text:style-name="P120">[local]</text:p>
      <text:p text:style-name="P120">exten =&gt; _NXX.,1,Set(FAXOPT(gateway)=yes)</text:p>
      <text:p text:style-name="P120"><text:soft-page-break/><text:s text:c="7"/>same =&gt; n,Dial(${rnis}/${EXTEN})</text:p>
      <text:p text:style-name="P120">[entrant_rnis] <text:s text:c="15"/></text:p>
      <text:p text:style-name="P120">exten =&gt; _104[01234],1,NoOp(Appel entrant sur ligne RNIS)</text:p>
      <text:p text:style-name="P120"><text:s text:c="13"/>same =&gt; n,Set(FAXOPT(gateway)=yes)</text:p>
      <text:p text:style-name="P120"><text:s text:c="13"/>same =&gt; n,Dial(SIP/tiare/${EXTEN})</text:p>
      <text:p text:style-name="P120"/>
      <text:h text:style-name="Heading_20_4" text:outline-level="4">IPBX</text:h>
      <text:p text:style-name="P114">chan_pjsip.conf</text:p>
      <text:p text:style-name="P120">[t0gw]</text:p>
      <text:p text:style-name="P120">type = endpoint</text:p>
      <text:p text:style-name="P120">transport = udp</text:p>
      <text:p text:style-name="P120">context = incoming</text:p>
      <text:p text:style-name="P120">allow = alaw</text:p>
      <text:p text:style-name="P120">aors = t0gw</text:p>
      <text:p text:style-name="P120">language=fr</text:p>
      <text:p text:style-name="P120">fax_detect = no</text:p>
      <text:p text:style-name="P120">t38_udptl=yes</text:p>
      <text:p text:style-name="P120">t38_udptl_ec=fec</text:p>
      <text:p text:style-name="P120">t38_udptl_maxdatagram=400</text:p>
      <text:p text:style-name="P120"/>
      <text:p text:style-name="P114">pjsip_wizard.conf</text:p>
      <text:p text:style-name="P120">[téléphone]</text:p>
      <text:p text:style-name="P120">; aucune conf particulière</text:p>
      <text:p text:style-name="P120"/>
      <text:p text:style-name="P114">extensions.conf</text:p>
      <text:p text:style-name="P120">[stdexten] ; Extension "normale"</text:p>
      <text:p text:style-name="P120">include =&gt; faxin</text:p>
      <text:p text:style-name="P120">exten =&gt; _X.,1,NoOp(STDEXTEN ${EXTEN})</text:p>
      <text:p text:style-name="P120"><text:s text:c="5"/>same =&gt; n,Set(sip=${DB(exten/${EXTEN})}) ; Convert extension to SIP user</text:p>
      <text:p text:style-name="P120"><text:s text:c="5"/>same =&gt; n,GotoIf($["${sip}" != ""]?sip_ok)</text:p>
      <text:p text:style-name="P120"><text:s text:c="5"/>same =&gt; n,Return</text:p>
      <text:p text:style-name="P120"><text:s text:c="5"/>same =&gt; n(sip_ok),Set(ext=${EXTEN}) ; Save extension</text:p>
      <text:p text:style-name="P120"><text:s text:c="5"/><text:span text:style-name="T32">same =&gt; n,Set(FAXOPT(faxdetect)=yes) ; If fax needed</text:span></text:p>
      <text:p text:style-name="P120"><text:s text:c="5"/>same =&gt; n,Set(cfvm=${DB(CFVM/${sip})}) ; Check CFVM</text:p>
      <text:p text:style-name="P120"/>
      <text:p text:style-name="P120">[faxin]</text:p>
      <text:p text:style-name="P120">exten =&gt; fax,1,NoOp(FAXIN (${FAXEXTEN}) ${CALLERID(all)} -&gt; &lt;${CALLERID(dnid)}&gt; &lt;${CALLERID(rdnis)}&gt; &lt;${CALLERID(ani)}&gt; &lt;${CALLERID(ani2)}&gt;)</text:p>
      <text:p text:style-name="P120"><text:s text:c="5"/>same =&gt; n,Set(FAXOPT(gateway)=yes)</text:p>
      <text:p text:style-name="P120"><text:s text:c="5"/>same =&gt; n,Dial(IAX2/iaxmodem0/${FAXEXTEN})</text:p>
      <text:p text:style-name="P120"/>
      <text:p text:style-name="P120">[local]</text:p>
      <text:p text:style-name="P120">exten =&gt; _4[09]XXXXXX,1,NoOp(${CALLERID()} calls ${EXTEN} (local))</text:p>
      <text:p text:style-name="P120"><text:s text:c="14"/>same =&gt; n,Set(FAXOPT(gateway)=yes)</text:p>
      <text:p text:style-name="P120"><text:s text:c="14"/>same =&gt; n,Set(FAXOPT(faxdetect)=no)</text:p>
      <text:p text:style-name="P120"><text:s text:c="14"/>same =&gt; n,Dial(<text:a xlink:type="simple" xlink:href="mailto:PJSIP/$%7BEXTEN%7D@t0gw" text:style-name="Internet_20_link" text:visited-style-name="Visited_20_Internet_20_Link">PJSIP/${EXTEN}@t0gw</text:a>)</text:p>
      <text:p text:style-name="P120"/>
      <text:p text:style-name="P62"/>
      <text:h text:style-name="Heading_20_4" text:outline-level="4">Trace appel sortant Hyla -&gt; Fax</text:h>
      <text:p text:style-name="P115">GW</text:p>
      <text:p text:style-name="P121"><text:s text:c="4"/>-- Channel 5 detected a CED tone from the network.</text:p>
      <text:p text:style-name="P121">[Jul 28 17:39:58] DEBUG[28199][C-00000182]: res_fax.c:2692 fax_gateway_detect_v21: detected v21 preamble from DAHDI/i2/40483527-1c0</text:p>
      <text:p text:style-name="P121">[Jul 28 17:39:58] DEBUG[28199][C-00000182]: res_fax.c:2671 fax_gateway_request_t38: requesting T.38 for gateway session for SIP/tiare-0000006a</text:p>
      <text:p text:style-name="P121"><text:s text:c="2"/>== Using UDPTL TOS bits 184</text:p>
      <text:p text:style-name="P121"><text:s text:c="2"/>== Using UDPTL CoS mark 5</text:p>
      <text:p text:style-name="P121">[Jul 28 17:39:58] DEBUG[28199][C-00000182]: chan_sip.c:7499 initialize_udptl: <text:soft-page-break/>Setting NAT on UDPTL to Off</text:p>
      <text:p text:style-name="P121">[Jul 28 17:39:58] DEBUG[28199][C-00000182]: chan_sip.c:11812 reqprep: Strict routing enforced for session a0510f41-517e-4bc2-a301-29f4a74f5f2d</text:p>
      <text:p text:style-name="P121">set_destination: Parsing &lt;sip:f8877465-abd8-42e6-a4ae-e989f9a90543@192.168.0.200:5060&gt; for address/port to send to</text:p>
      <text:p text:style-name="P121">set_destination: set destination to 192.168.0.200:5060</text:p>
      <text:p text:style-name="P121">[Jul 28 17:39:58] DEBUG[28199][C-00000182]: chan_sip.c:13274 add_sdp: T.38 UDPTL is at 192.168.0.10 port 4675</text:p>
      <text:p text:style-name="P121">[Jul 28 17:39:58] DEBUG[28199][C-00000182]: chan_sip.c:3365 initialize_initreq: Initializing already initialized SIP dialog a0510f41-517e-4bc2-a301-29f4a74f5f2d (presumably reinvite)</text:p>
      <text:p text:style-name="P121">Reliably Transmitting (no NAT) to 192.168.0.200:5060:</text:p>
      <text:p text:style-name="P121">INVITE sip:f8877465-abd8-42e6-a4ae-e989f9a90543@192.168.0.200:5060 SIP/2.0</text:p>
      <text:p text:style-name="P121">Via: SIP/2.0/UDP 192.168.0.10:5060;branch=z9hG4bK18fb9c64;rport</text:p>
      <text:p text:style-name="P121">Max-Forwards: 70</text:p>
      <text:p text:style-name="P121">From: &lt;sip:40483527@gw.sysnux.pf&gt;;tag=as2011bfcb</text:p>
      <text:p text:style-name="P121">To: "SysNux" &lt;sip:+68940501040@192.168.0.200&gt;;tag=8f2c9b5c-e050-4ac3-969e-f53a72b0b311</text:p>
      <text:p text:style-name="P121">Contact: &lt;sip:40483527@192.168.0.10:5060&gt;</text:p>
      <text:p text:style-name="P121">Call-ID: a0510f41-517e-4bc2-a301-29f4a74f5f2d</text:p>
      <text:p text:style-name="P121">CSeq: 102 INVITE</text:p>
      <text:p text:style-name="P121">User-Agent: Asterisk PBX 11.18.0</text:p>
      <text:p text:style-name="P121">Session-Expires: 1800;refresher=uac</text:p>
      <text:p text:style-name="P121">Min-SE: 90</text:p>
      <text:p text:style-name="P121">Allow: INVITE, ACK, CANCEL, OPTIONS, BYE, REFER, SUBSCRIBE, NOTIFY, INFO, PUBLISH, MESSAGE</text:p>
      <text:p text:style-name="P121">Supported: replaces, timer</text:p>
      <text:p text:style-name="P121">X-asterisk-Info: SIP re-invite (External RTP bridge)</text:p>
      <text:p text:style-name="P121">Content-Type: application/sdp</text:p>
      <text:p text:style-name="P121">Content-Length: 287</text:p>
      <text:p text:style-name="P121"/>
      <text:p text:style-name="P121">v=0</text:p>
      <text:p text:style-name="P121">o=root 1969145081 1969145082 IN IP4 192.168.0.10</text:p>
      <text:p text:style-name="P121">s=Asterisk PBX 11.18.0</text:p>
      <text:p text:style-name="P121">c=IN IP4 192.168.0.10</text:p>
      <text:p text:style-name="P121">t=0 0</text:p>
      <text:p text:style-name="P121">m=image 4675 udptl t38</text:p>
      <text:p text:style-name="P121">c=IN IP4 192.168.0.10</text:p>
      <text:p text:style-name="P121">a=T38FaxVersion:0</text:p>
      <text:p text:style-name="P121">a=T38MaxBitRate:14400</text:p>
      <text:p text:style-name="P121">a=T38FaxRateManagement:transferredTCF</text:p>
      <text:p text:style-name="P121">a=T38FaxMaxDatagram:849</text:p>
      <text:p text:style-name="P121">a=T38FaxUdpEC:t38UDPFEC</text:p>
      <text:p text:style-name="P121"/>
      <text:p text:style-name="P121">---</text:p>
      <text:p text:style-name="P121"/>
      <text:p text:style-name="P121">&lt;--- SIP read from UDP:192.168.0.200:5060 ---&gt;</text:p>
      <text:p text:style-name="P121">SIP/2.0 200 OK</text:p>
      <text:p text:style-name="P121">Via: SIP/2.0/UDP 192.168.0.10:5060;rport=5060;received=192.168.0.10;branch=z9hG4bK18fb9c64</text:p>
      <text:p text:style-name="P121">Call-ID: a0510f41-517e-4bc2-a301-29f4a74f5f2d</text:p>
      <text:p text:style-name="P121">From: &lt;sip:40483527@gw.sysnux.pf&gt;;tag=as2011bfcb</text:p>
      <text:p text:style-name="P121">To: "SysNux" &lt;sip:+68940501040@192.168.0.200&gt;;tag=8f2c9b5c-e050-4ac3-969e-f53a72b0b311</text:p>
      <text:p text:style-name="P121">CSeq: 102 INVITE</text:p>
      <text:p text:style-name="P121">Session-Expires: 1800;refresher=uac</text:p>
      <text:p text:style-name="P121">Require: timer</text:p>
      <text:p text:style-name="P121">Contact: &lt;sip:f8877465-abd8-42e6-a4ae-e989f9a90543@192.168.0.200:5060&gt;</text:p>
      <text:p text:style-name="P121">Allow: OPTIONS, SUBSCRIBE, NOTIFY, PUBLISH, INVITE, ACK, BYE, CANCEL, UPDATE, PRACK, MESSAGE, REGISTER, REFER</text:p>
      <text:p text:style-name="P121">Supported: 100rel, timer, replaces, norefersub</text:p>
      <text:p text:style-name="P121">Server: Asterisk GPL PBX (chan_pjsip)</text:p>
      <text:p text:style-name="P121">Content-Type: application/sdp</text:p>
      <text:p text:style-name="P121">Content-Length: 251</text:p>
      <text:p text:style-name="P121"><text:soft-page-break/></text:p>
      <text:p text:style-name="P121">v=0</text:p>
      <text:p text:style-name="P121">o=- 1984635759 1984635760 IN IP4 192.168.0.200</text:p>
      <text:p text:style-name="P121">s=Asterisk</text:p>
      <text:p text:style-name="P121">c=IN IP4 192.168.0.200</text:p>
      <text:p text:style-name="P121">t=0 0</text:p>
      <text:p text:style-name="P121">m=image 5217 udptl t38</text:p>
      <text:p text:style-name="P121">a=T38FaxVersion:0</text:p>
      <text:p text:style-name="P121">a=T38MaxBitRate:14400</text:p>
      <text:p text:style-name="P121">a=T38FaxRateManagement:transferredTCF</text:p>
      <text:p text:style-name="P121">a=T38FaxMaxDatagram:849</text:p>
      <text:p text:style-name="P121">a=T38FaxUdpEC:t38UDPFEC</text:p>
      <text:p text:style-name="P121">&lt;-------------&gt;</text:p>
      <text:p text:style-name="P121">--- (14 headers 11 lines) ---</text:p>
      <text:p text:style-name="P121">[Jul 28 17:39:58] DEBUG[14620][C-00000182]: chan_sip.c:4383 __sip_ack: Acked pending invite 102</text:p>
      <text:p text:style-name="P121">[Jul 28 17:39:58] DEBUG[14620][C-00000182]: chan_sip.c:4421 __sip_ack: Stopping retransmission on 'a0510f41-517e-4bc2-a301-29f4a74f5f2d' of Request 102: Match Found</text:p>
      <text:p text:style-name="P121">Got T.38 offer in SDP in dialog a0510f41-517e-4bc2-a301-29f4a74f5f2d</text:p>
      <text:p text:style-name="P121">Capabilities: us - (alaw), peer - audio=(nothing)/video=(nothing)/text=(nothing), combined - (nothing)</text:p>
      <text:p text:style-name="P121">Non-codec capabilities (dtmf): us - 0x1 (telephone-event|), peer - 0x0 (nothing), combined - 0x0 (nothing)</text:p>
      <text:p text:style-name="P121">Got T.38 Re-invite without audio. Keeping RTP active during T.38 session.</text:p>
      <text:p text:style-name="P121">[Jul 28 17:39:58] DEBUG[14620][C-00000182]: chan_sip.c:10612 process_sdp: Peer T.38 UDPTL is at port 192.168.0.200:5217</text:p>
      <text:p text:style-name="P121">[Jul 28 17:39:58] DEBUG[14620][C-00000182]: chan_sip.c:11812 reqprep: Strict routing enforced for session a0510f41-517e-4bc2-a301-29f4a74f5f2d</text:p>
      <text:p text:style-name="P121">set_destination: Parsing &lt;sip:f8877465-abd8-42e6-a4ae-e989f9a90543@192.168.0.200:5060&gt; for address/port to send to</text:p>
      <text:p text:style-name="P121">set_destination: set destination to 192.168.0.200:5060</text:p>
      <text:p text:style-name="P121">Transmitting (no NAT) to 192.168.0.200:5060:</text:p>
      <text:p text:style-name="P121">ACK sip:f8877465-abd8-42e6-a4ae-e989f9a90543@192.168.0.200:5060 SIP/2.0</text:p>
      <text:p text:style-name="P121">Via: SIP/2.0/UDP 192.168.0.10:5060;branch=z9hG4bK4b4f2492;rport</text:p>
      <text:p text:style-name="P121">Max-Forwards: 70</text:p>
      <text:p text:style-name="P121">From: &lt;sip:40483527@gw.sysnux.pf&gt;;tag=as2011bfcb</text:p>
      <text:p text:style-name="P121">To: "SysNux" &lt;sip:+68940501040@192.168.0.200&gt;;tag=8f2c9b5c-e050-4ac3-969e-f53a72b0b311</text:p>
      <text:p text:style-name="P121">Contact: &lt;sip:40483527@192.168.0.10:5060&gt;</text:p>
      <text:p text:style-name="P121">Call-ID: a0510f41-517e-4bc2-a301-29f4a74f5f2d</text:p>
      <text:p text:style-name="P121">CSeq: 102 ACK</text:p>
      <text:p text:style-name="P121">User-Agent: Asterisk PBX 11.18.0</text:p>
      <text:p text:style-name="P121">Content-Length: 0</text:p>
      <text:p text:style-name="P121"/>
      <text:p text:style-name="P121"/>
      <text:p text:style-name="P121">---</text:p>
      <text:p text:style-name="P121">[Jul 28 17:39:58] DEBUG[28199][C-00000182]: chan_dahdi.c:9666 dahdi_indicate: Requested indication 33 on channel DAHDI/i2/40483527-1c0</text:p>
      <text:p text:style-name="P121">[Jul 28 17:39:58] DEBUG[28199][C-00000182]: res_fax.c:2852 fax_gateway_detect_t38: starting T.38 gateway for T.38 channel SIP/tiare-0000006a and G.711 channel DAHDI/i2/40483527-1c0</text:p>
      <text:p text:style-name="P121">[Jul 28 17:39:58] DEBUG[28199][C-00000182]: channel.c:3594 ast_settimeout_full: Scheduling timer at (50 requested / 50 actual) timer ticks per second</text:p>
      <text:p text:style-name="P121"><text:s/>UDPTL (SIP/tiare-0000006a): packet to 192.168.0.200:5217 (seq 0, len 8)</text:p>
      <text:p text:style-name="P121"><text:s/>UDPTL (SIP/tiare-0000006a): packet to 192.168.0.200:5217 (seq 1, len 8)</text:p>
      <text:p text:style-name="P121"><text:s/>UDPTL (SIP/tiare-0000006a): packet to 192.168.0.200:5217 (seq 2, len 13)</text:p>
      <text:p text:style-name="P121"><text:s/>UDPTL (SIP/tiare-0000006a): packet to 192.168.0.200:5217 (seq 3, len 20)</text:p>
      <text:p text:style-name="P121"><text:s/>UDPTL (SIP/tiare-0000006a): packet to 192.168.0.200:5217 (seq 4, len 20)</text:p>
      <text:p text:style-name="P121"><text:s/>UDPTL (SIP/tiare-0000006a): packet to 192.168.0.200:5217 (seq 5, len 20)</text:p>
      <text:p text:style-name="P121"><text:s/>UDPTL (SIP/tiare-0000006a): packet to 192.168.0.200:5217 (seq 6, len 27)</text:p>
      <text:p text:style-name="P121"><text:s/>UDPTL (SIP/tiare-0000006a): packet to 192.168.0.200:5217 (seq 7, len 27)</text:p>
      <text:p text:style-name="P121"><text:s/>UDPTL (SIP/tiare-0000006a): packet to 192.168.0.200:5217 (seq 8, len 27)</text:p>
      <text:p text:style-name="P121"/>
      <text:p text:style-name="P115"><text:soft-page-break/>IPBX</text:p>
      <text:p text:style-name="Preformatted_20_Text">&lt;--- Received SIP request (1003 bytes) from UDP:192.168.0.10:5060 ---&gt;</text:p>
      <text:p text:style-name="Preformatted_20_Text">INVITE sip:f8877465-abd8-42e6-a4ae-e989f9a90543@192.168.0.200:5060 SIP/2.0</text:p>
      <text:p text:style-name="Preformatted_20_Text">Via: SIP/2.0/UDP 192.168.0.10:5060;branch=z9hG4bK18fb9c64;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INVITE</text:p>
      <text:p text:style-name="Preformatted_20_Text">User-Agent: Asterisk PBX 11.18.0</text:p>
      <text:p text:style-name="Preformatted_20_Text">Session-Expires: 1800;refresher=uac</text:p>
      <text:p text:style-name="Preformatted_20_Text">Min-SE: 90</text:p>
      <text:p text:style-name="Preformatted_20_Text">Allow: INVITE, ACK, CANCEL, OPTIONS, BYE, REFER, SUBSCRIBE, NOTIFY, INFO, PUBLISH, MESSAGE</text:p>
      <text:p text:style-name="Preformatted_20_Text">Supported: replaces, timer</text:p>
      <text:p text:style-name="Preformatted_20_Text">X-asterisk-Info: SIP re-invite (External RTP bridge)</text:p>
      <text:p text:style-name="Preformatted_20_Text">Content-Type: application/sdp</text:p>
      <text:p text:style-name="Preformatted_20_Text">Content-Length: 287</text:p>
      <text:p text:style-name="Preformatted_20_Text"/>
      <text:p text:style-name="Preformatted_20_Text">v=0</text:p>
      <text:p text:style-name="Preformatted_20_Text">o=root 1969145081 1969145082 IN IP4 192.168.0.10</text:p>
      <text:p text:style-name="Preformatted_20_Text">s=Asterisk PBX 11.18.0</text:p>
      <text:p text:style-name="Preformatted_20_Text">c=IN IP4 192.168.0.10</text:p>
      <text:p text:style-name="Preformatted_20_Text">t=0 0</text:p>
      <text:p text:style-name="Preformatted_20_Text">m=image 4675 udptl t38</text:p>
      <text:p text:style-name="Preformatted_20_Text">c=IN IP4 192.168.0.10</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Jul 28 17:39:58] DEBUG[16300][C-000000bd]: res_fax.c:3049 fax_gateway_detect_t38: PJSIP/t0gw-0000010a is attempting to negotiate T.38 but IAX2/iaxmodem0-11051 does not support it</text:p>
      <text:p text:style-name="Preformatted_20_Text">[Jul 28 17:39:58] DEBUG[16300][C-000000bd]: res_fax.c:3050 fax_gateway_detect_t38: starting T.38 gateway for T.38 channel PJSIP/t0gw-0000010a and G.711 channel IAX2/iaxmodem0-11051</text:p>
      <text:p text:style-name="Preformatted_20_Text">[Jul 28 17:39:58] DEBUG[16300][C-000000bd]: channel.c:3402 ast_settimeout_full: Scheduling timer at (50 requested / 50 actual) timer ticks per second</text:p>
      <text:p text:style-name="Preformatted_20_Text">&lt;--- Received SIP request (1003 bytes) from UDP:192.168.0.10:5060 ---&gt;</text:p>
      <text:p text:style-name="Preformatted_20_Text">INVITE sip:f8877465-abd8-42e6-a4ae-e989f9a90543@192.168.0.200:5060 SIP/2.0</text:p>
      <text:p text:style-name="Preformatted_20_Text">Via: SIP/2.0/UDP 192.168.0.10:5060;branch=z9hG4bK18fb9c64;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INVITE</text:p>
      <text:p text:style-name="Preformatted_20_Text">User-Agent: Asterisk PBX 11.18.0</text:p>
      <text:p text:style-name="Preformatted_20_Text">Session-Expires: 1800;refresher=uac</text:p>
      <text:p text:style-name="Preformatted_20_Text">Min-SE: 90</text:p>
      <text:p text:style-name="Preformatted_20_Text">Allow: INVITE, ACK, CANCEL, OPTIONS, BYE, REFER, SUBSCRIBE, NOTIFY, INFO, PUBLISH, MESSAGE</text:p>
      <text:p text:style-name="Preformatted_20_Text">Supported: replaces, timer</text:p>
      <text:p text:style-name="Preformatted_20_Text">X-asterisk-Info: SIP re-invite (External RTP bridge)</text:p>
      <text:p text:style-name="Preformatted_20_Text">Content-Type: application/sdp</text:p>
      <text:p text:style-name="Preformatted_20_Text">Content-Length: 287</text:p>
      <text:p text:style-name="Preformatted_20_Text"/>
      <text:p text:style-name="Preformatted_20_Text">v=0</text:p>
      <text:p text:style-name="Preformatted_20_Text">o=root 1969145081 1969145082 IN IP4 192.168.0.10</text:p>
      <text:p text:style-name="Preformatted_20_Text"><text:soft-page-break/>s=Asterisk PBX 11.18.0</text:p>
      <text:p text:style-name="Preformatted_20_Text">c=IN IP4 192.168.0.10</text:p>
      <text:p text:style-name="Preformatted_20_Text">t=0 0</text:p>
      <text:p text:style-name="Preformatted_20_Text">m=image 4675 udptl t38</text:p>
      <text:p text:style-name="Preformatted_20_Text">c=IN IP4 192.168.0.10</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Jul 28 17:39:58] DEBUG[16599]: res_pjsip_session.c:236 handle_incoming_sdp: Negotiating incoming SDP media stream 'image' using image SDP handler</text:p>
      <text:p text:style-name="Preformatted_20_Text">[Jul 28 17:39:58] DEBUG[16599]: res_pjsip_session.c:245 handle_incoming_sdp: Media stream 'image' handled by image</text:p>
      <text:p text:style-name="Preformatted_20_Text">[Jul 28 17:39:58] DEBUG[16599]: res_pjsip_session.c:325 handle_negotiated_sdp_session_media: Applying negotiated SDP media stream 'image' using image SDP handler</text:p>
      <text:p text:style-name="Preformatted_20_Text">[Jul 28 17:39:58] DEBUG[16599]: res_pjsip_session.c:331 handle_negotiated_sdp_session_media: Applied negotiated SDP media stream 'image' using image SDP handler</text:p>
      <text:p text:style-name="Preformatted_20_Text">&lt;--- Transmitting SIP response (941 bytes) to UDP:192.168.0.10:5060 ---&gt;</text:p>
      <text:p text:style-name="Preformatted_20_Text">SIP/2.0 200 OK</text:p>
      <text:p text:style-name="Preformatted_20_Text">Via: SIP/2.0/UDP 192.168.0.10:5060;rport=5060;received=192.168.0.10;branch=z9hG4bK18fb9c64</text:p>
      <text:p text:style-name="Preformatted_20_Text">Call-ID: a0510f41-517e-4bc2-a301-29f4a74f5f2d</text:p>
      <text:p text:style-name="Preformatted_20_Text">From: &lt;sip:40483527@gw.sysnux.pf&gt;;tag=as2011bfcb</text:p>
      <text:p text:style-name="Preformatted_20_Text">To: "SysNux" &lt;sip:+68940501040@192.168.0.200&gt;;tag=8f2c9b5c-e050-4ac3-969e-f53a72b0b311</text:p>
      <text:p text:style-name="Preformatted_20_Text">CSeq: 102 INVITE</text:p>
      <text:p text:style-name="Preformatted_20_Text">Session-Expires: 1800;refresher=uac</text:p>
      <text:p text:style-name="Preformatted_20_Text">Require: timer</text:p>
      <text:p text:style-name="Preformatted_20_Text">Contact: &lt;sip:f8877465-abd8-42e6-a4ae-e989f9a90543@192.168.0.200:5060&gt;</text:p>
      <text:p text:style-name="Preformatted_20_Text">Allow: OPTIONS, SUBSCRIBE, NOTIFY, PUBLISH, INVITE, ACK, BYE, CANCEL, UPDATE, PRACK, MESSAGE, REGISTER, REFER</text:p>
      <text:p text:style-name="Preformatted_20_Text">Supported: 100rel, timer, replaces, norefersub</text:p>
      <text:p text:style-name="Preformatted_20_Text">Server: Asterisk GPL PBX (chan_pjsip)</text:p>
      <text:p text:style-name="Preformatted_20_Text">Content-Type: application/sdp</text:p>
      <text:p text:style-name="Preformatted_20_Text">Content-Length: <text:s text:c="2"/>251</text:p>
      <text:p text:style-name="Preformatted_20_Text"/>
      <text:p text:style-name="Preformatted_20_Text">v=0</text:p>
      <text:p text:style-name="Preformatted_20_Text">o=- 1984635759 1984635760 IN IP4 192.168.0.200</text:p>
      <text:p text:style-name="Preformatted_20_Text">s=Asterisk</text:p>
      <text:p text:style-name="Preformatted_20_Text">c=IN IP4 192.168.0.200</text:p>
      <text:p text:style-name="Preformatted_20_Text">t=0 0</text:p>
      <text:p text:style-name="Preformatted_20_Text">m=image 5217 udptl t38</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lt;--- Received SIP request (454 bytes) from UDP:192.168.0.10:5060 ---&gt;</text:p>
      <text:p text:style-name="Preformatted_20_Text">ACK sip:f8877465-abd8-42e6-a4ae-e989f9a90543@192.168.0.200:5060 SIP/2.0</text:p>
      <text:p text:style-name="Preformatted_20_Text">Via: SIP/2.0/UDP 192.168.0.10:5060;branch=z9hG4bK4b4f2492;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ACK</text:p>
      <text:p text:style-name="Preformatted_20_Text">User-Agent: Asterisk PBX 11.18.0</text:p>
      <text:p text:style-name="Preformatted_20_Text">Content-Length: 0</text:p>
      <text:p text:style-name="Preformatted_20_Text"><text:soft-page-break/></text:p>
      <text:p text:style-name="Preformatted_20_Text"/>
      <text:p text:style-name="Preformatted_20_Text"><text:s/>UDPTL (PJSIP/t0gw-0000010a): packet from 192.168.0.10:4675 (seq 0, len 8)</text:p>
      <text:p text:style-name="Preformatted_20_Text"><text:s/>UDPTL (PJSIP/t0gw-0000010a): packet from 192.168.0.10:4675 (seq 1, len 8)</text:p>
      <text:p text:style-name="Preformatted_20_Text"><text:s/>UDPTL (PJSIP/t0gw-0000010a): packet from 192.168.0.10:4675 (seq 2, len 13)</text:p>
      <text:p text:style-name="Preformatted_20_Text"><text:s/>UDPTL (PJSIP/t0gw-0000010a): packet from 192.168.0.10:4675 (seq 3, len 20)</text:p>
      <text:p text:style-name="Preformatted_20_Text"><text:s/>UDPTL (PJSIP/t0gw-0000010a): packet from 192.168.0.10:4675 (seq 4, len 20)</text:p>
      <text:p text:style-name="Preformatted_20_Text"><text:s/>UDPTL (PJSIP/t0gw-0000010a): packet from 192.168.0.10:4675 (seq 5, len 20)</text:p>
      <text:p text:style-name="P108"/>
      <text:h text:style-name="P133" text:outline-level="4">Trace appel <text:span text:style-name="T37">en</text:span>t<text:span text:style-name="T37">r</text:span>ant <text:span text:style-name="T37">Fax -&gt;</text:span> Hyla</text:h>
      <text:p text:style-name="P116">GW</text:p>
      <text:p text:style-name="P123"/>
      <text:p text:style-name="P123">&lt;--- SIP read from UDP:192.168.0.200:5060 ---&gt;</text:p>
      <text:p text:style-name="P123">INVITE sip:40483527@192.168.0.10:5060 SIP/2.0</text:p>
      <text:p text:style-name="P123">Via: SIP/2.0/UDP 192.168.0.200:5060;rport;branch=z9hG4bKPj987cfd4c-c591-4467-901c-cb0e127df37e</text:p>
      <text:p text:style-name="P123">From: &lt;sip:1041@tiare.sysnux.pf&gt;;tag=85005eaa-5e2c-49fa-aa0e-05a48b28321b</text:p>
      <text:p text:style-name="P123">To: &lt;sip:40483527@192.168.0.10&gt;;tag=as5afb01bc</text:p>
      <text:p text:style-name="P123">Contact: &lt;sip:192.168.0.200:5060&gt;</text:p>
      <text:p text:style-name="P123">Call-ID: 11bdb438679aef83427d1106328a2763@192.168.0.10:5060</text:p>
      <text:p text:style-name="P123">CSeq: 26691 INVITE</text:p>
      <text:p text:style-name="P123">Allow: OPTIONS, SUBSCRIBE, NOTIFY, PUBLISH, INVITE, ACK, BYE, CANCEL, UPDATE, PRACK, MESSAGE, REGISTER, REFER</text:p>
      <text:p text:style-name="P123">Supported: 100rel, timer, replaces, norefersub</text:p>
      <text:p text:style-name="P123">Session-Expires: 1800</text:p>
      <text:p text:style-name="P123">Min-SE: 90</text:p>
      <text:p text:style-name="P123">Max-Forwards: 70</text:p>
      <text:p text:style-name="P123">User-Agent: Asterisk GPL PBX (chan_pjsip)</text:p>
      <text:p text:style-name="P123">Content-Type: application/sdp</text:p>
      <text:p text:style-name="P123">Content-Length: 251</text:p>
      <text:p text:style-name="P123"/>
      <text:p text:style-name="P123">v=0</text:p>
      <text:p text:style-name="P123">o=- 1592357047 1592357050 IN IP4 192.168.0.200</text:p>
      <text:p text:style-name="P123">s=Asterisk</text:p>
      <text:p text:style-name="P123">c=IN IP4 192.168.0.200</text:p>
      <text:p text:style-name="P123">t=0 0</text:p>
      <text:p text:style-name="P123">m=image 5472 udptl t38</text:p>
      <text:p text:style-name="P123">a=T38FaxVersion:0</text:p>
      <text:p text:style-name="P123">a=T38MaxBitRate:14400</text:p>
      <text:p text:style-name="P123">a=T38FaxRateManagement:transferredTCF</text:p>
      <text:p text:style-name="P123">a=T38FaxMaxDatagram:849</text:p>
      <text:p text:style-name="P123">a=T38FaxUdpEC:t38UDPFEC</text:p>
      <text:p text:style-name="P123">&lt;-------------&gt;</text:p>
      <text:p text:style-name="P123">--- (15 headers 11 lines) ---</text:p>
      <text:p text:style-name="P123">Sending to 192.168.0.200:5060 (no NAT)</text:p>
      <text:p text:style-name="P123">[Jul 28 17:45:31] DEBUG[14620][C-00000183]: chan_sip.c:25618 handle_request_invite: Initializing initreq for method INVITE - callid 11bdb438679aef83427d1106328a2763@192.168.0.10:5060</text:p>
      <text:p text:style-name="P123"><text:s text:c="2"/>== Using UDPTL TOS bits 184</text:p>
      <text:p text:style-name="P123"><text:s text:c="2"/>== Using UDPTL CoS mark 5</text:p>
      <text:p text:style-name="P123">[Jul 28 17:45:31] DEBUG[14620][C-00000183]: chan_sip.c:7499 initialize_udptl: Setting NAT on UDPTL to Off</text:p>
      <text:p text:style-name="P123">Got T.38 offer in SDP in dialog 11bdb438679aef83427d1106328a2763@192.168.0.10:5060</text:p>
      <text:p text:style-name="P123">Capabilities: us - (alaw), peer - audio=(nothing)/video=(nothing)/text=(nothing), combined - (nothing)</text:p>
      <text:p text:style-name="P123">Non-codec capabilities (dtmf): us - 0x1 (telephone-event|), peer - 0x0 (nothing), combined - 0x0 (nothing)</text:p>
      <text:p text:style-name="P123">Got T.38 Re-invite without audio. Keeping RTP active during T.38 session.</text:p>
      <text:p text:style-name="P123">[Jul 28 17:45:31] DEBUG[14620][C-00000183]: chan_sip.c:10612 process_sdp: Peer T.38 UDPTL is at port 192.168.0.200:5472</text:p>
      <text:p text:style-name="P123"><text:soft-page-break/></text:p>
      <text:p text:style-name="P123">&lt;--- Transmitting (no NAT) to 192.168.0.200:5060 ---&gt;</text:p>
      <text:p text:style-name="P123">SIP/2.0 100 Trying</text:p>
      <text:p text:style-name="P123">Via: SIP/2.0/UDP 192.168.0.200:5060;branch=z9hG4bKPj987cfd4c-c591-4467-901c-cb0e127df37e;received=192.168.0.200;rport=5060</text:p>
      <text:p text:style-name="P123">From: &lt;sip:1041@tiare.sysnux.pf&gt;;tag=85005eaa-5e2c-49fa-aa0e-05a48b28321b</text:p>
      <text:p text:style-name="P123">To: &lt;sip:40483527@192.168.0.10&gt;;tag=as5afb01bc</text:p>
      <text:p text:style-name="P123">Call-ID: 11bdb438679aef83427d1106328a2763@192.168.0.10:5060</text:p>
      <text:p text:style-name="P123">CSeq: 26691 INVITE</text:p>
      <text:p text:style-name="P123">Server: Asterisk PBX 11.18.0</text:p>
      <text:p text:style-name="P123">Allow: INVITE, ACK, CANCEL, OPTIONS, BYE, REFER, SUBSCRIBE, NOTIFY, INFO, PUBLISH, MESSAGE</text:p>
      <text:p text:style-name="P123">Supported: replaces, timer</text:p>
      <text:p text:style-name="P123">Contact: &lt;sip:40483527@192.168.0.10:5060&gt;</text:p>
      <text:p text:style-name="P123">Content-Length: 0</text:p>
      <text:p text:style-name="P123"/>
      <text:p text:style-name="P123"/>
      <text:p text:style-name="P123">&lt;------------&gt;</text:p>
      <text:p text:style-name="P123">[Jul 28 17:45:31] DEBUG[28324][C-00000183]: res_fax.c:2763 fax_gateway_detect_t38: SIP/tiare-0000006b is attempting to negotiate T.38 but DAHDI/i2/40483527-1c1 does not support it</text:p>
      <text:p text:style-name="P123">[Jul 28 17:45:31] DEBUG[28324][C-00000183]: res_fax.c:2764 fax_gateway_detect_t38: starting T.38 gateway for T.38 channel SIP/tiare-0000006b and G.711 channel DAHDI/i2/40483527-1c1</text:p>
      <text:p text:style-name="P123">[Jul 28 17:45:31] DEBUG[28324][C-00000183]: channel.c:3594 ast_settimeout_full: Scheduling timer at (50 requested / 50 actual) timer ticks per second</text:p>
      <text:p text:style-name="P123">[Jul 28 17:45:31] DEBUG[28324][C-00000183]: chan_dahdi.c:9666 dahdi_indicate: Requested indication 20 on channel DAHDI/i2/40483527-1c1</text:p>
      <text:p text:style-name="P123">[Jul 28 17:45:31] DEBUG[28324][C-00000183]: chan_sip.c:13274 add_sdp: T.38 UDPTL is at 192.168.0.10 port 5421</text:p>
      <text:p text:style-name="P123"/>
      <text:p text:style-name="P123">&lt;--- Reliably Transmitting (no NAT) to 192.168.0.200:5060 ---&gt;</text:p>
      <text:p text:style-name="P123">SIP/2.0 200 OK</text:p>
      <text:p text:style-name="P123">Via: SIP/2.0/UDP 192.168.0.200:5060;branch=z9hG4bKPj987cfd4c-c591-4467-901c-cb0e127df37e;received=192.168.0.200;rport=5060</text:p>
      <text:p text:style-name="P123">From: &lt;sip:1041@tiare.sysnux.pf&gt;;tag=85005eaa-5e2c-49fa-aa0e-05a48b28321b</text:p>
      <text:p text:style-name="P123">To: &lt;sip:40483527@192.168.0.10&gt;;tag=as5afb01bc</text:p>
      <text:p text:style-name="P123">Call-ID: 11bdb438679aef83427d1106328a2763@192.168.0.10:5060</text:p>
      <text:p text:style-name="P123">CSeq: 26691 INVITE</text:p>
      <text:p text:style-name="P123">Server: Asterisk PBX 11.18.0</text:p>
      <text:p text:style-name="P123">Allow: INVITE, ACK, CANCEL, OPTIONS, BYE, REFER, SUBSCRIBE, NOTIFY, INFO, PUBLISH, MESSAGE</text:p>
      <text:p text:style-name="P123">Supported: replaces, timer</text:p>
      <text:p text:style-name="P123">Contact: &lt;sip:40483527@192.168.0.10:5060&gt;</text:p>
      <text:p text:style-name="P123">Content-Type: application/sdp</text:p>
      <text:p text:style-name="P123">Content-Length: 287</text:p>
      <text:p text:style-name="P123"/>
      <text:p text:style-name="P123">v=0</text:p>
      <text:p text:style-name="P123">o=root 1592357047 1592357048 IN IP4 192.168.0.10</text:p>
      <text:p text:style-name="P123">s=Asterisk PBX 11.18.0</text:p>
      <text:p text:style-name="P123">c=IN IP4 192.168.0.10</text:p>
      <text:p text:style-name="P123">t=0 0</text:p>
      <text:p text:style-name="P123">m=image 5421 udptl t38</text:p>
      <text:p text:style-name="P123">c=IN IP4 192.168.0.10</text:p>
      <text:p text:style-name="P123">a=T38FaxVersion:0</text:p>
      <text:p text:style-name="P123">a=T38MaxBitRate:14400</text:p>
      <text:p text:style-name="P123">a=T38FaxRateManagement:transferredTCF</text:p>
      <text:p text:style-name="P123">a=T38FaxMaxDatagram:849</text:p>
      <text:p text:style-name="P123">a=T38FaxUdpEC:t38UDPFEC</text:p>
      <text:p text:style-name="P123"/>
      <text:p text:style-name="P123">&lt;------------&gt;</text:p>
      <text:p text:style-name="P123">[Jul 28 17:45:31] DEBUG[28324][C-00000183]: chan_dahdi.c:9666 dahdi_indicate: Requested indication 24 on channel DAHDI/i2/40483527-1c1</text:p>
      <text:p text:style-name="P123"/>
      <text:p text:style-name="P123"><text:soft-page-break/>&lt;--- SIP read from UDP:192.168.0.200:5060 ---&gt;</text:p>
      <text:p text:style-name="P123">ACK sip:40483527@192.168.0.10:5060 SIP/2.0</text:p>
      <text:p text:style-name="P123">Via: SIP/2.0/UDP 192.168.0.200:5060;rport;branch=z9hG4bKPjd0c17871-9c4f-4250-b5af-377cac1af48e</text:p>
      <text:p text:style-name="P123">From: &lt;sip:1041@tiare.sysnux.pf&gt;;tag=85005eaa-5e2c-49fa-aa0e-05a48b28321b</text:p>
      <text:p text:style-name="P123">To: &lt;sip:40483527@192.168.0.10&gt;;tag=as5afb01bc</text:p>
      <text:p text:style-name="P123">Call-ID: 11bdb438679aef83427d1106328a2763@192.168.0.10:5060</text:p>
      <text:p text:style-name="P123">CSeq: 26691 ACK</text:p>
      <text:p text:style-name="P123">Max-Forwards: 70</text:p>
      <text:p text:style-name="P123">User-Agent: Asterisk GPL PBX (chan_pjsip)</text:p>
      <text:p text:style-name="P123">Content-Length: 0</text:p>
      <text:p text:style-name="P123"/>
      <text:p text:style-name="P123">&lt;-------------&gt;</text:p>
      <text:p text:style-name="P123">--- (9 headers 0 lines) ---</text:p>
      <text:p text:style-name="P123">[Jul 28 17:45:31] DEBUG[14620][C-00000183]: chan_sip.c:4421 __sip_ack: Stopping retransmission on '11bdb438679aef83427d1106328a2763@192.168.0.10:5060' of Response 26691: Match Found</text:p>
      <text:p text:style-name="P123"><text:s/>UDPTL (SIP/tiare-0000006b): packet from 192.168.0.200:5472 (seq 0, len 8)</text:p>
      <text:p text:style-name="P123"><text:s/>UDPTL (SIP/tiare-0000006b): packet from 192.168.0.200:5472 (seq 1, len 8)</text:p>
      <text:p text:style-name="P123"><text:s/>UDPTL (SIP/tiare-0000006b): packet from 192.168.0.200:5472 (seq 2, len 13)</text:p>
      <text:p text:style-name="P123"><text:s/>UDPTL (SIP/tiare-0000006b): packet from 192.168.0.200:5472 (seq 3, len 20)</text:p>
      <text:p text:style-name="P123"><text:s/>UDPTL (SIP/tiare-0000006b): packet from 192.168.0.200:5472 (seq 4, len 20)</text:p>
      <text:p text:style-name="P123"><text:s/>UDPTL (SIP/tiare-0000006b): packet from 192.168.0.200:5472 (seq 5, len 20)</text:p>
      <text:p text:style-name="P122"/>
      <text:p text:style-name="P122"><text:span text:style-name="T13">IPBX</text:span></text:p>
      <text:p text:style-name="P123">[Jul 28 17:45:31] DEBUG[18273][C-000000be]: res_fax.c:2978 fax_gateway_detect_v21: detected v21 preamble from IAX2/iaxmodem0-11022</text:p>
      <text:p text:style-name="P123">[Jul 28 17:45:31] DEBUG[18273][C-000000be]: res_fax.c:2957 fax_gateway_request_t38: requesting T.38 for gateway session for PJSIP/t0gw-0000010b</text:p>
      <text:p text:style-name="P123">&lt;--- Transmitting SIP request (944 bytes) to UDP:192.168.0.10:5060 ---&gt;</text:p>
      <text:p text:style-name="P123">INVITE sip:40483527@192.168.0.10:5060 SIP/2.0</text:p>
      <text:p text:style-name="P123">Via: SIP/2.0/UDP 192.168.0.200:5060;rport;branch=z9hG4bKPj987cfd4c-c591-4467-901c-cb0e127df37e</text:p>
      <text:p text:style-name="P123">From: &lt;sip:1041@tiare.sysnux.pf&gt;;tag=85005eaa-5e2c-49fa-aa0e-05a48b28321b</text:p>
      <text:p text:style-name="P123">To: &lt;sip:40483527@192.168.0.10&gt;;tag=as5afb01bc</text:p>
      <text:p text:style-name="P123">Contact: &lt;sip:192.168.0.200:5060&gt;</text:p>
      <text:p text:style-name="P123">Call-ID: 11bdb438679aef83427d1106328a2763@192.168.0.10:5060</text:p>
      <text:p text:style-name="P123">CSeq: 26691 INVITE</text:p>
      <text:p text:style-name="P123">Allow: OPTIONS, SUBSCRIBE, NOTIFY, PUBLISH, INVITE, ACK, BYE, CANCEL, UPDATE, PRACK, MESSAGE, REGISTER, REFER</text:p>
      <text:p text:style-name="P123">Supported: 100rel, timer, replaces, norefersub</text:p>
      <text:p text:style-name="P123">Session-Expires: 1800</text:p>
      <text:p text:style-name="P123">Min-SE: 90</text:p>
      <text:p text:style-name="P123">Max-Forwards: 70</text:p>
      <text:p text:style-name="P123">User-Agent: Asterisk GPL PBX (chan_pjsip)</text:p>
      <text:p text:style-name="P123">Content-Type: application/sdp</text:p>
      <text:p text:style-name="P123">Content-Length: <text:s text:c="2"/>251</text:p>
      <text:p text:style-name="P123"/>
      <text:p text:style-name="P123">v=0</text:p>
      <text:p text:style-name="P123">o=- 1592357047 1592357050 IN IP4 192.168.0.200</text:p>
      <text:p text:style-name="P123">s=Asterisk</text:p>
      <text:p text:style-name="P123">c=IN IP4 192.168.0.200</text:p>
      <text:p text:style-name="P123">t=0 0</text:p>
      <text:p text:style-name="P123">m=image 5472 udptl t38</text:p>
      <text:p text:style-name="P123">a=T38FaxVersion:0</text:p>
      <text:p text:style-name="P123">a=T38MaxBitRate:14400</text:p>
      <text:p text:style-name="P123">a=T38FaxRateManagement:transferredTCF</text:p>
      <text:p text:style-name="P123">a=T38FaxMaxDatagram:849</text:p>
      <text:p text:style-name="P123">a=T38FaxUdpEC:t38UDPFEC</text:p>
      <text:p text:style-name="P123"/>
      <text:p text:style-name="P123">&lt;--- Received SIP response (562 bytes) from UDP:192.168.0.10:5060 ---&gt;</text:p>
      <text:p text:style-name="P123">SIP/2.0 100 Trying</text:p>
      <text:p text:style-name="P123">Via: SIP/2.0/UDP 192.168.0.200:5060;branch=z9hG4bKPj987cfd4c-c591-4467-901c-<text:soft-page-break/>cb0e127df37e;received=192.168.0.200;rport=5060</text:p>
      <text:p text:style-name="P123">From: &lt;sip:1041@tiare.sysnux.pf&gt;;tag=85005eaa-5e2c-49fa-aa0e-05a48b28321b</text:p>
      <text:p text:style-name="P123">To: &lt;sip:40483527@192.168.0.10&gt;;tag=as5afb01bc</text:p>
      <text:p text:style-name="P123">Call-ID: 11bdb438679aef83427d1106328a2763@192.168.0.10:5060</text:p>
      <text:p text:style-name="P123">CSeq: 26691 INVITE</text:p>
      <text:p text:style-name="P123">Server: Asterisk PBX 11.18.0</text:p>
      <text:p text:style-name="P123">Allow: INVITE, ACK, CANCEL, OPTIONS, BYE, REFER, SUBSCRIBE, NOTIFY, INFO, PUBLISH, MESSAGE</text:p>
      <text:p text:style-name="P123">Supported: replaces, timer</text:p>
      <text:p text:style-name="P123">Contact: &lt;sip:40483527@192.168.0.10:5060&gt;</text:p>
      <text:p text:style-name="P123">Content-Length: 0</text:p>
      <text:p text:style-name="P123"/>
      <text:p text:style-name="P123"/>
      <text:p text:style-name="P123">&lt;--- Received SIP response (878 bytes) from UDP:192.168.0.10:5060 ---&gt;</text:p>
      <text:p text:style-name="P123">SIP/2.0 200 OK</text:p>
      <text:p text:style-name="P123">Via: SIP/2.0/UDP 192.168.0.200:5060;branch=z9hG4bKPj987cfd4c-c591-4467-901c-cb0e127df37e;received=192.168.0.200;rport=5060</text:p>
      <text:p text:style-name="P123">From: &lt;sip:1041@tiare.sysnux.pf&gt;;tag=85005eaa-5e2c-49fa-aa0e-05a48b28321b</text:p>
      <text:p text:style-name="P123">To: &lt;sip:40483527@192.168.0.10&gt;;tag=as5afb01bc</text:p>
      <text:p text:style-name="P123">Call-ID: 11bdb438679aef83427d1106328a2763@192.168.0.10:5060</text:p>
      <text:p text:style-name="P123">CSeq: 26691 INVITE</text:p>
      <text:p text:style-name="P123">Server: Asterisk PBX 11.18.0</text:p>
      <text:p text:style-name="P123">Allow: INVITE, ACK, CANCEL, OPTIONS, BYE, REFER, SUBSCRIBE, NOTIFY, INFO, PUBLISH, MESSAGE</text:p>
      <text:p text:style-name="P123">Supported: replaces, timer</text:p>
      <text:p text:style-name="P123">Contact: &lt;sip:40483527@192.168.0.10:5060&gt;</text:p>
      <text:p text:style-name="P123">Content-Type: application/sdp</text:p>
      <text:p text:style-name="P123">Content-Length: 287</text:p>
      <text:p text:style-name="P123"/>
      <text:p text:style-name="P123">v=0</text:p>
      <text:p text:style-name="P123">o=root 1592357047 1592357048 IN IP4 192.168.0.10</text:p>
      <text:p text:style-name="P123">s=Asterisk PBX 11.18.0</text:p>
      <text:p text:style-name="P123">c=IN IP4 192.168.0.10</text:p>
      <text:p text:style-name="P123">t=0 0</text:p>
      <text:p text:style-name="P123">m=image 5421 udptl t38</text:p>
      <text:p text:style-name="P123">c=IN IP4 192.168.0.10</text:p>
      <text:p text:style-name="P123">a=T38FaxVersion:0</text:p>
      <text:p text:style-name="P123">a=T38MaxBitRate:14400</text:p>
      <text:p text:style-name="P123">a=T38FaxRateManagement:transferredTCF</text:p>
      <text:p text:style-name="P123">a=T38FaxMaxDatagram:849</text:p>
      <text:p text:style-name="P123">a=T38FaxUdpEC:t38UDPFEC</text:p>
      <text:p text:style-name="P123"/>
      <text:p text:style-name="P123">[Jul 28 17:45:31] DEBUG[16599]: res_pjsip_session.c:325 handle_negotiated_sdp_session_media: Applying negotiated SDP media stream 'image' using image SDP handler</text:p>
      <text:p text:style-name="P123">[Jul 28 17:45:31] DEBUG[16599]: res_pjsip_session.c:331 handle_negotiated_sdp_session_media: Applied negotiated SDP media stream 'image' using image SDP handler</text:p>
      <text:p text:style-name="P123">&lt;--- Transmitting SIP request (424 bytes) to UDP:192.168.0.10:5060 ---&gt;</text:p>
      <text:p text:style-name="P123">ACK sip:40483527@192.168.0.10:5060 SIP/2.0</text:p>
      <text:p text:style-name="P123">Via: SIP/2.0/UDP 192.168.0.200:5060;rport;branch=z9hG4bKPjd0c17871-9c4f-4250-b5af-377cac1af48e</text:p>
      <text:p text:style-name="P123">From: &lt;sip:1041@tiare.sysnux.pf&gt;;tag=85005eaa-5e2c-49fa-aa0e-05a48b28321b</text:p>
      <text:p text:style-name="P123">To: &lt;sip:40483527@192.168.0.10&gt;;tag=as5afb01bc</text:p>
      <text:p text:style-name="P123">Call-ID: 11bdb438679aef83427d1106328a2763@192.168.0.10:5060</text:p>
      <text:p text:style-name="P123">CSeq: 26691 ACK</text:p>
      <text:p text:style-name="P123">Max-Forwards: 70</text:p>
      <text:p text:style-name="P123">User-Agent: Asterisk GPL PBX (chan_pjsip)</text:p>
      <text:p text:style-name="P123">Content-Length: <text:s/>0</text:p>
      <text:p text:style-name="P123"/>
      <text:p text:style-name="P123"/>
      <text:p text:style-name="P123">[Jul 28 17:45:31] DEBUG[18273][C-000000be]: channel.c:3909 __ast_read: Dropping duplicate answer!</text:p>
      <text:p text:style-name="P123">[Jul 28 17:45:31] DEBUG[18273][C-000000be]: res_fax.c:3138 <text:soft-page-break/>fax_gateway_detect_t38: starting T.38 gateway for T.38 channel PJSIP/t0gw-0000010b and G.711 channel IAX2/iaxmodem0-11022</text:p>
      <text:p text:style-name="P123">[Jul 28 17:45:31] DEBUG[18273][C-000000be]: channel.c:3402 ast_settimeout_full: Scheduling timer at (50 requested / 50 actual) timer ticks per second</text:p>
      <text:p text:style-name="P123"><text:s/>UDPTL (PJSIP/t0gw-0000010b): packet to 192.168.0.10:5421 (seq 0, len 8)</text:p>
      <text:p text:style-name="P123"><text:s/>UDPTL (PJSIP/t0gw-0000010b): packet to 192.168.0.10:5421 (seq 1, len 8)</text:p>
      <text:p text:style-name="P123"><text:s/>UDPTL (PJSIP/t0gw-0000010b): packet to 192.168.0.10:5421 (seq 2, len 13)</text:p>
      <text:p text:style-name="P123"><text:s/>UDPTL (PJSIP/t0gw-0000010b): packet to 192.168.0.10:5421 (seq 3, len 20)</text:p>
      <text:p text:style-name="P123"><text:s/>UDPTL (PJSIP/t0gw-0000010b): packet to 192.168.0.10:5421 (seq 4, len 20)</text:p>
      <text:p text:style-name="P123"><text:s/>UDPTL (PJSIP/t0gw-0000010b): packet to 192.168.0.10:5421 (seq 5, len 20)</text:p>
      <text:p text:style-name="P123"/>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e6e6ff">
        <style:background-image/>
      </style:paragraph-properties>
      <style:text-properties style:font-name="Liberation Mono" fo:font-family="'Liberation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5-07-28T17:53:24.389872174</dc:date>
    <meta:editing-duration>P8DT14H48M5S</meta:editing-duration>
    <meta:editing-cycles>125</meta:editing-cycles>
    <meta:generator>LibreOffice/4.3.7.2$Linux_X86_64 LibreOffice_project/430$Build-2</meta:generator>
    <dc:creator>Jean-Denis Girard</dc:creator>
    <meta:document-statistic meta:table-count="1" meta:image-count="0" meta:object-count="1" meta:page-count="42" meta:paragraph-count="1809" meta:word-count="8699" meta:character-count="77470" meta:non-whitespace-character-count="66656"/>
  </office:meta>
</office:document-meta>
</file>